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2437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5.2256in"/>
    </style:style>
    <style:style style:name="co6" style:family="table-column">
      <style:table-column-properties fo:break-before="auto" style:column-width="2.9484in"/>
    </style:style>
    <style:style style:name="co7" style:family="table-column">
      <style:table-column-properties fo:break-before="auto" style:column-width="0.6362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9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 ANALIZ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. Analiza wymagań funkcjonal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1.1. Analiza procesów zgłaszania zgub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1.2. Analiza procesów zgłaszania znalezisk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1.3. Analiza procesów matchowania przedmiot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1.4. Analiza procesów logistycz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1.4.1. Nadanie przesyłk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1.4.2. Śledzenie przesyłek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1.4.3. Potwierdzenie odbioru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1.5. Analiza procesów płatnośc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1.5.1. Obsługa escro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1.5.2. Rozliczenie wysyłek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1.5.3. Obsługa reklama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2. Analiza wymagań niefunkcjonal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2.1. Wymagania wydajnościow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2.1.1. Obciążenie serwer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.2.1.2. Obsługa równoczesnych użytkownik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2.2. Wymagania bezpieczeństw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2.2.1. Ochrona danych użytkownik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.2.2.2. Odporność na ataki (np. SQL Injection)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2.2.3. Zgodność z RODO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2.3. Wymagania integracji AP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2.3.1. Płatności i escro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2.3.2. Geolokalizacj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2.3.3. API InPost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.3. Modelowanie da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3.1. Analiza struktury bazy da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.3.1.1. Projekt tabel zgłoszeń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.3.1.2. Projekt tabel użytkownik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.3.1.3. Projekt tabel logistycz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.3.2. Specyfikacja przepływu danych między systemam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.3.2.1. Przepływ zgłoszenia od użytkownika do bazy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.3.2.2. Integracja danych z API InPost i geolokaliza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.3.2.3. Obsługa danych płatności w escro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.4. Analiza ryzyk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.4.1. Identyfikacja potencjalnych zagrożeń (np. błędy integracji, niewydolność systemu)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.4.2. Ocena wpływu ryzyk na funkcjonalność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.4.3. Plan minimalizacji ryzyk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.5. Dokumentacja wyników analizy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.5.1. Raport wymagań funkcjonal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.5.2. Raport wymagań niefunkcjonal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.5.3. Dokumentacja modelu da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.5.4. Dokumentacja planu zarządzania ryzykiem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. PROJEKTOWANI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.1. Architektura Rozwiązani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.1.1. Architektura Systemu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.1.1.1. Diagram architektury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.1.1.2. Diagram przepływu da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.1.1.3. Schemat bazy da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.1.1.4. Architektura systemu escro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.1.2. Plan Integra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.1.2.1. Specyfikacja API płatności i escro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.1.2.2. Specyfikacja API InPost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.1.2.3. Specyfikacja geolokaliza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.2. Procesy Biznesow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.2.1. Proces Główny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.2.1.1. Proces zgłaszania zgub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.2.1.2. Proces zgłaszania znalezisk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.2.1.3. Proces matchowani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.2.2. Proces Logistyczny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.2.2.1. Nadanie przesyłki (z API InPost albo w ich apce)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.2.2.2. Śledzenie przesyłki (generowanie linków do InPost)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.2.2.3. Potwierdzenie odbioru (z API InPost)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.2.3. Proces Płatnośc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.2.3.1. Wypłata znaleźnego poprzez escro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.2.3.2. Rozliczenie wysyłk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.2.3.3. Obsługa reklamacji płatnośc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.3. Interfejs Użytkownik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.3.1. Makiety Główn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.3.1.1. Rejestracja/logowani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.3.1.2. Zgłaszanie przedmiot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.3.1.3. Lista dopasowań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.3.2. Makiety Proces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.3.2.1. Proces wysyłk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.3.2.2. Proces płatności i escro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.4. Standardy i Dokumentacj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.4.1. Standardy Nazewnictw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.4.1.1. Opracowanie słownika projektowego i terminologi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.4.1.2. Projekt konwencji nazewnictwa dla systemu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.4.2. Standardy Dokumentacji Technicznej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.4.2.1. Projekt szablonów dokumenta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.4.2.2. Specyfikacja wymagań dla systemu dokumenta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.4.3. Specyfikacja AP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.4.3.1. Projekt standardów dokumentacji AP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.4.3.2. Specyfikacja systemu wersjonowani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.4.3.3. Skrypt tworzący środowisko testowe AP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. BUDOW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.1. Alph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.1.1. Podstawowe Funkcj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.1.1.1. Rejestracja użytkownik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.1.1.2. Zgłaszanie przedmiot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3.1.1.3. Podstawowy matching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.1.2. Działające Demo *Minimal Viable Product*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.1.2.1. Formularze zgłoszeń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.1.2.2. Widok dopasowań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.1.2.3. Profil użytkownik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3.2. Bet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.2.1. Weryfikacj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.2.1.1. System weryfikacji tożsamośc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.2.1.2. System ocen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.2.1.3. System zabezpieczenia transakcji escro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3.2.2. Rozszerzony Matching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3.2.2.1. Geolokalizacj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3.2.2.2. Zaawansowane filtry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.2.2.3. System powiadomień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3.3. Produkcj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3.3.1. Integracj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3.3.1.1. Integracja płatnośc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3.3.1.2. Integracja InPost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3.3.1.3. Integracja map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3.3.2. System Logistyczny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3.3.2.1. Generowanie listów przewozow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3.3.2.2. Śledzenie przesyłek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3.4. System Dokumenta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.4.1. Implementacja Podstawow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3.4.1.1. Wdrożenie systemu dokumentacji kodu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3.4.1.2. Implementacja portalu dokumenta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3.4.2. Dokumentacja AP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.4.2.1. Implementacja dokumentacji API Inpost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3.4.2.2. Stworzenie dokumentacji API Providera płatności i escro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.4.3. Narzędzia Dokumenta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.4.3.1. System zarządzania wersjami dokumenta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.4.3.2. Implementacja walidatorów nazewnictw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4. Testy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4.1. Testy systemow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.1.1. Testowanie funkcjonalności aplika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4.1.1.1. Zgłaszanie zgubionych przedmiot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1.1.2. Zgłaszanie znalezionych przedmiot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.1.1.3. Rejestracja użytkownik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4.1.1.4. Zgłaszanie przedmiot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4.1.1.5. Podstawowy matching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4.1.2. Testowanie integracji AP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4.1.2.1. API płatności i escro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4.1.2.2. API InPost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4.1.2.3. API geolokaliza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4.1.3. Testy wydajnościow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4.1.3.1. Obciążenie serwer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4.1.3.2. Obsługa wielu użytkownik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4.1.3.3. Wydajność systemu powiadomień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4.2. Testy bezpieczeństw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4.2.1. Testy ochrony danych użytkownik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.2.2. Testy odporności na ataki (np. SQL Injection)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4.2.3. Weryfikacja zgodności z RODO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4.2.4. Testy bezpieczeństwa płatnośc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4.3. Testy akceptacyjn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4.3.1. Weryfikacja zgodności z wymaganiami biznesowym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4.3.2. Testy z udziałem grupy testowej (feedback użytkowników)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5. Wdrażani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5.1. Przygotowanie środowiska produkcyjnego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5.1.1. Konfiguracja serwer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5.1.1.1. Ustawienie serwerów w chmurz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5.1.1.2. Instalacja systemów operacyj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5.1.1.3. Konfiguracja Docker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5.1.2. Wdrożenie bazy da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5.1.2.1. Ustawienie bazy da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5.1.2.2. Konfiguracja środowiska bazy da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5.1.2.3. Instalacja oprogramowania i bibliotek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5.1.3. Zabezpieczenia środowisk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5.1.3.1. Konfiguracja szyfrowania bazy da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5.1.3.2. Konfiguracja dostępu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5.1.3.3. Wdrożenie alertów dotyczących bezpieczeństw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5.2. Migracja da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5.2.1. Import danych testow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5.2.1.1. Weryfikacja integralności da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5.2.2. Automatyczny backup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5.2.2.1. Test przywrócenia automatycznego backupu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5.3. Wdrożenie aplika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3.1. Przeniesienie aplikacji na serwer produkcyjny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5.3.1.1. Autostart środowisk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5.3.1.2. Audyt pusha pod zawartość kluczy ap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5.3.1.1. Weryfikacja uprawnień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.3.2. Weryfikacja połączeń AP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5.4. Szkolenie użytkowników i wsparcie techniczn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5.4.1. Przygotowanie dokumentacji użytkownik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5.4.2. Szkolenie zespołu wsparcia technicznego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5.4.3. Uruchomienie kanałów wsparcia dla użytkowników końcow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6. MARKETING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.1. Strategie marketingow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6.1.1. Analiza rynku i konkurencj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6.1.1.1. Badanie potrzeb klient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.1.1.2. Analiza konkurencyjnych produktów/usług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6.1.2. Planowanie kampanii reklamow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6.1.2.1. Wyznaczenie celów kampani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.1.2.2. Wybór kanałów marketingow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6.1.2.3. Opracowanie harmonogramu działań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.1.3. Budżetowanie marketingow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.1.3.1. Przydzielenie środków na działania promocyjn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6.1.3.2. Monitorowanie wykorzystania budżetu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6.2. Kampanie promocyjn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.2.1. Tworzenie materiał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6.2.1.1. Projektowanie materiałów wizual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.2.1.2. Przygotowanie treści tekstow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6.2.2. Realizacja kampani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6.2.2.1. Publikacja w social medi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6.2.2.2. E-mail marketing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.2.2.3. Płatne kampanie reklamow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6.2.2.4. Monitorowanie wyników i optymalizacj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7. EKSPLOATACJ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7.1. Zarządzanie systemem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.1.1. Utrzymanie infrastruktury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7.1.1.1. Monitoring działania systemu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7.1.1.2. Instalowanie aktualizacji i łatek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7.1.2. Automatyzacja proces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7.1.2.1. Konfiguracja automatycznych kopii zapasow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7.1.2.2. Usprawnianie procesów operacyj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7.1.3. Zarządzanie dostępem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7.1.3.1. Tworzenie kont użytkownik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7.1.3.2. Zarządzanie uprawnieniami i rolam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7.1.4. . Opłaty cykliczn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7.1.4.1. Opłaty za Serwery/Chmury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7.1.4.2. Opłaty za licencj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7.2. Obsługa użytkownik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7.2.1. Wsparcie techniczn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7.2.1.1. Rozwiązywanie problemów zgłaszanych przez użytkowników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7.2.1.2. Udzielanie informacji i szkoleń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7.2.2. Obsługa zgłoszeń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7.2.2.1. Rejestracja zgłoszeń serwisow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7.2.2.2. Zarządzanie reklamacjami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7.2.3. Dokumentacj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7.2.3.1. Aktualizacja instrukcji użytkownika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7.2.3.2. Publikacja FAQ na stronie pomocy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7.3. Bezpieczeństwo operacyjne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7.3.1. Monitorowanie zagrożeń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7.3.1.1. Analiza logów systemow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7.3.1.2. Identyfikacja potencjalnych zagrożeń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7.3.2. Zabezpieczenia systemu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7.3.2.1. Implementacja narzędzi ochronnych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7.3.2.2. Aktualizacja polityki bezpieczeństwa</text:p>
          </table:table-cell>
          <table:table-cell office:value-type="string" calcext:value-type="string">
            <text:p>1d</text:p>
          </table:table-cell>
        </table:table-row>
      </table:table>
      <table:table table:name="project_libre_impor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utlineNumber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Dura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Predecessor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ALIZA</text:p>
          </table:table-cell>
          <table:table-cell table:formula="of:=COM.MICROSOFT.CONCAT([.B2];&quot;. &quot;;[.C2])" office:value-type="string" office:string-value="1. ANALIZA" calcext:value-type="string">
            <text:p>1. ANALIZ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naliza wymagań funkcjonalnych</text:p>
          </table:table-cell>
          <table:table-cell table:formula="of:=COM.MICROSOFT.CONCAT([.B3];&quot;. &quot;;[.C3])" office:value-type="string" office:string-value="1.1. Analiza wymagań funkcjonalnych" calcext:value-type="string">
            <text:p>1.1. Analiza wymagań funkcjonal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Analiza procesów zgłaszania zgub</text:p>
          </table:table-cell>
          <table:table-cell table:formula="of:=COM.MICROSOFT.CONCAT([.B4];&quot;. &quot;;[.C4])" office:value-type="string" office:string-value="1.1.1. Analiza procesów zgłaszania zgub" calcext:value-type="string">
            <text:p>1.1.1. Analiza procesów zgłaszania zgub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Analiza procesów zgłaszania znalezisk</text:p>
          </table:table-cell>
          <table:table-cell table:formula="of:=COM.MICROSOFT.CONCAT([.B5];&quot;. &quot;;[.C5])" office:value-type="string" office:string-value="1.1.2. Analiza procesów zgłaszania znalezisk" calcext:value-type="string">
            <text:p>1.1.2. Analiza procesów zgłaszania znalezisk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Analiza procesów matchowania przedmiotów</text:p>
          </table:table-cell>
          <table:table-cell table:formula="of:=COM.MICROSOFT.CONCAT([.B6];&quot;. &quot;;[.C6])" office:value-type="string" office:string-value="1.1.3. Analiza procesów matchowania przedmiotów" calcext:value-type="string">
            <text:p>1.1.3. Analiza procesów matchowania przedmiot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1.4</text:p>
          </table:table-cell>
          <table:table-cell office:value-type="string" calcext:value-type="string">
            <text:p>Analiza procesów logistycznych</text:p>
          </table:table-cell>
          <table:table-cell table:formula="of:=COM.MICROSOFT.CONCAT([.B7];&quot;. &quot;;[.C7])" office:value-type="string" office:string-value="1.1.4. Analiza procesów logistycznych" calcext:value-type="string">
            <text:p>1.1.4. Analiza procesów logistycz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1.4.1</text:p>
          </table:table-cell>
          <table:table-cell office:value-type="string" calcext:value-type="string">
            <text:p>Nadanie przesyłki</text:p>
          </table:table-cell>
          <table:table-cell table:formula="of:=COM.MICROSOFT.CONCAT([.B8];&quot;. &quot;;[.C8])" office:value-type="string" office:string-value="1.1.4.1. Nadanie przesyłki" calcext:value-type="string">
            <text:p>1.1.4.1. Nadanie przesyłk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1.4.2</text:p>
          </table:table-cell>
          <table:table-cell office:value-type="string" calcext:value-type="string">
            <text:p>Śledzenie przesyłek</text:p>
          </table:table-cell>
          <table:table-cell table:formula="of:=COM.MICROSOFT.CONCAT([.B9];&quot;. &quot;;[.C9])" office:value-type="string" office:string-value="1.1.4.2. Śledzenie przesyłek" calcext:value-type="string">
            <text:p>1.1.4.2. Śledzenie przesyłek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1.4.3</text:p>
          </table:table-cell>
          <table:table-cell office:value-type="string" calcext:value-type="string">
            <text:p>Potwierdzenie odbioru</text:p>
          </table:table-cell>
          <table:table-cell table:formula="of:=COM.MICROSOFT.CONCAT([.B10];&quot;. &quot;;[.C10])" office:value-type="string" office:string-value="1.1.4.3. Potwierdzenie odbioru" calcext:value-type="string">
            <text:p>1.1.4.3. Potwierdzenie odbioru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1.5</text:p>
          </table:table-cell>
          <table:table-cell office:value-type="string" calcext:value-type="string">
            <text:p>Analiza procesów płatności</text:p>
          </table:table-cell>
          <table:table-cell table:formula="of:=COM.MICROSOFT.CONCAT([.B11];&quot;. &quot;;[.C11])" office:value-type="string" office:string-value="1.1.5. Analiza procesów płatności" calcext:value-type="string">
            <text:p>1.1.5. Analiza procesów płatnośc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1.5.1</text:p>
          </table:table-cell>
          <table:table-cell office:value-type="string" calcext:value-type="string">
            <text:p>Obsługa escrow</text:p>
          </table:table-cell>
          <table:table-cell table:formula="of:=COM.MICROSOFT.CONCAT([.B12];&quot;. &quot;;[.C12])" office:value-type="string" office:string-value="1.1.5.1. Obsługa escrow" calcext:value-type="string">
            <text:p>1.1.5.1. Obsługa escro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1.5.2</text:p>
          </table:table-cell>
          <table:table-cell office:value-type="string" calcext:value-type="string">
            <text:p>Rozliczenie wysyłek</text:p>
          </table:table-cell>
          <table:table-cell table:formula="of:=COM.MICROSOFT.CONCAT([.B13];&quot;. &quot;;[.C13])" office:value-type="string" office:string-value="1.1.5.2. Rozliczenie wysyłek" calcext:value-type="string">
            <text:p>1.1.5.2. Rozliczenie wysyłek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1.5.3</text:p>
          </table:table-cell>
          <table:table-cell office:value-type="string" calcext:value-type="string">
            <text:p>Obsługa reklamacji</text:p>
          </table:table-cell>
          <table:table-cell table:formula="of:=COM.MICROSOFT.CONCAT([.B14];&quot;. &quot;;[.C14])" office:value-type="string" office:string-value="1.1.5.3. Obsługa reklamacji" calcext:value-type="string">
            <text:p>1.1.5.3. Obsługa reklama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aliza wymagań niefunkcjonalnych</text:p>
          </table:table-cell>
          <table:table-cell table:formula="of:=COM.MICROSOFT.CONCAT([.B15];&quot;. &quot;;[.C15])" office:value-type="string" office:string-value="1.2. Analiza wymagań niefunkcjonalnych" calcext:value-type="string">
            <text:p>1.2. Analiza wymagań niefunkcjonal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Wymagania wydajnościowe</text:p>
          </table:table-cell>
          <table:table-cell table:formula="of:=COM.MICROSOFT.CONCAT([.B16];&quot;. &quot;;[.C16])" office:value-type="string" office:string-value="1.2.1. Wymagania wydajnościowe" calcext:value-type="string">
            <text:p>1.2.1. Wymagania wydajnościow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Obciążenie serwera</text:p>
          </table:table-cell>
          <table:table-cell table:formula="of:=COM.MICROSOFT.CONCAT([.B17];&quot;. &quot;;[.C17])" office:value-type="string" office:string-value="1.2.1.1. Obciążenie serwera" calcext:value-type="string">
            <text:p>1.2.1.1. Obciążenie serwer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.2.1.2</text:p>
          </table:table-cell>
          <table:table-cell office:value-type="string" calcext:value-type="string">
            <text:p>Obsługa równoczesnych użytkowników</text:p>
          </table:table-cell>
          <table:table-cell table:formula="of:=COM.MICROSOFT.CONCAT([.B18];&quot;. &quot;;[.C18])" office:value-type="string" office:string-value="1.2.1.2. Obsługa równoczesnych użytkowników" calcext:value-type="string">
            <text:p>1.2.1.2. Obsługa równoczesnych użytkownik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Wymagania bezpieczeństwa</text:p>
          </table:table-cell>
          <table:table-cell table:formula="of:=COM.MICROSOFT.CONCAT([.B19];&quot;. &quot;;[.C19])" office:value-type="string" office:string-value="1.2.2. Wymagania bezpieczeństwa" calcext:value-type="string">
            <text:p>1.2.2. Wymagania bezpieczeństw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2.2.1</text:p>
          </table:table-cell>
          <table:table-cell office:value-type="string" calcext:value-type="string">
            <text:p>Ochrona danych użytkowników</text:p>
          </table:table-cell>
          <table:table-cell table:formula="of:=COM.MICROSOFT.CONCAT([.B20];&quot;. &quot;;[.C20])" office:value-type="string" office:string-value="1.2.2.1. Ochrona danych użytkowników" calcext:value-type="string">
            <text:p>1.2.2.1. Ochrona danych użytkownik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.2.2.2</text:p>
          </table:table-cell>
          <table:table-cell office:value-type="string" calcext:value-type="string">
            <text:p>Odporność na ataki (np. SQL Injection)</text:p>
          </table:table-cell>
          <table:table-cell table:formula="of:=COM.MICROSOFT.CONCAT([.B21];&quot;. &quot;;[.C21])" office:value-type="string" office:string-value="1.2.2.2. Odporność na ataki (np. SQL Injection)" calcext:value-type="string">
            <text:p>1.2.2.2. Odporność na ataki (np. SQL Injection)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2.2.3</text:p>
          </table:table-cell>
          <table:table-cell office:value-type="string" calcext:value-type="string">
            <text:p>Zgodność z RODO</text:p>
          </table:table-cell>
          <table:table-cell table:formula="of:=COM.MICROSOFT.CONCAT([.B22];&quot;. &quot;;[.C22])" office:value-type="string" office:string-value="1.2.2.3. Zgodność z RODO" calcext:value-type="string">
            <text:p>1.2.2.3. Zgodność z RODO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Wymagania integracji API</text:p>
          </table:table-cell>
          <table:table-cell table:formula="of:=COM.MICROSOFT.CONCAT([.B23];&quot;. &quot;;[.C23])" office:value-type="string" office:string-value="1.2.3. Wymagania integracji API" calcext:value-type="string">
            <text:p>1.2.3. Wymagania integracji AP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2.3.1</text:p>
          </table:table-cell>
          <table:table-cell office:value-type="string" calcext:value-type="string">
            <text:p>Płatności i escrow</text:p>
          </table:table-cell>
          <table:table-cell table:formula="of:=COM.MICROSOFT.CONCAT([.B24];&quot;. &quot;;[.C24])" office:value-type="string" office:string-value="1.2.3.1. Płatności i escrow" calcext:value-type="string">
            <text:p>1.2.3.1. Płatności i escro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2.3.2</text:p>
          </table:table-cell>
          <table:table-cell office:value-type="string" calcext:value-type="string">
            <text:p>Geolokalizacja</text:p>
          </table:table-cell>
          <table:table-cell table:formula="of:=COM.MICROSOFT.CONCAT([.B25];&quot;. &quot;;[.C25])" office:value-type="string" office:string-value="1.2.3.2. Geolokalizacja" calcext:value-type="string">
            <text:p>1.2.3.2. Geolokalizacj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2.3.3</text:p>
          </table:table-cell>
          <table:table-cell office:value-type="string" calcext:value-type="string">
            <text:p>API InPost</text:p>
          </table:table-cell>
          <table:table-cell table:formula="of:=COM.MICROSOFT.CONCAT([.B26];&quot;. &quot;;[.C26])" office:value-type="string" office:string-value="1.2.3.3. API InPost" calcext:value-type="string">
            <text:p>1.2.3.3. API InPost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odelowanie danych</text:p>
          </table:table-cell>
          <table:table-cell table:formula="of:=COM.MICROSOFT.CONCAT([.B27];&quot;. &quot;;[.C27])" office:value-type="string" office:string-value="1.3. Modelowanie danych" calcext:value-type="string">
            <text:p>1.3. Modelowanie da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Analiza struktury bazy danych</text:p>
          </table:table-cell>
          <table:table-cell table:formula="of:=COM.MICROSOFT.CONCAT([.B28];&quot;. &quot;;[.C28])" office:value-type="string" office:string-value="1.3.1. Analiza struktury bazy danych" calcext:value-type="string">
            <text:p>1.3.1. Analiza struktury bazy da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.3.1.1</text:p>
          </table:table-cell>
          <table:table-cell office:value-type="string" calcext:value-type="string">
            <text:p>Projekt tabel zgłoszeń</text:p>
          </table:table-cell>
          <table:table-cell table:formula="of:=COM.MICROSOFT.CONCAT([.B29];&quot;. &quot;;[.C29])" office:value-type="string" office:string-value="1.3.1.1. Projekt tabel zgłoszeń" calcext:value-type="string">
            <text:p>1.3.1.1. Projekt tabel zgłoszeń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.3.1.2</text:p>
          </table:table-cell>
          <table:table-cell office:value-type="string" calcext:value-type="string">
            <text:p>Projekt tabel użytkowników</text:p>
          </table:table-cell>
          <table:table-cell table:formula="of:=COM.MICROSOFT.CONCAT([.B30];&quot;. &quot;;[.C30])" office:value-type="string" office:string-value="1.3.1.2. Projekt tabel użytkowników" calcext:value-type="string">
            <text:p>1.3.1.2. Projekt tabel użytkownik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.3.1.3</text:p>
          </table:table-cell>
          <table:table-cell office:value-type="string" calcext:value-type="string">
            <text:p>Projekt tabel logistycznych</text:p>
          </table:table-cell>
          <table:table-cell table:formula="of:=COM.MICROSOFT.CONCAT([.B31];&quot;. &quot;;[.C31])" office:value-type="string" office:string-value="1.3.1.3. Projekt tabel logistycznych" calcext:value-type="string">
            <text:p>1.3.1.3. Projekt tabel logistycz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Specyfikacja przepływu danych między systemami</text:p>
          </table:table-cell>
          <table:table-cell table:formula="of:=COM.MICROSOFT.CONCAT([.B32];&quot;. &quot;;[.C32])" office:value-type="string" office:string-value="1.3.2. Specyfikacja przepływu danych między systemami" calcext:value-type="string">
            <text:p>1.3.2. Specyfikacja przepływu danych między systemam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.3.2.1</text:p>
          </table:table-cell>
          <table:table-cell office:value-type="string" calcext:value-type="string">
            <text:p>Przepływ zgłoszenia od użytkownika do bazy</text:p>
          </table:table-cell>
          <table:table-cell table:formula="of:=COM.MICROSOFT.CONCAT([.B33];&quot;. &quot;;[.C33])" office:value-type="string" office:string-value="1.3.2.1. Przepływ zgłoszenia od użytkownika do bazy" calcext:value-type="string">
            <text:p>1.3.2.1. Przepływ zgłoszenia od użytkownika do bazy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.3.2.2</text:p>
          </table:table-cell>
          <table:table-cell office:value-type="string" calcext:value-type="string">
            <text:p>Integracja danych z API InPost i geolokalizacji</text:p>
          </table:table-cell>
          <table:table-cell table:formula="of:=COM.MICROSOFT.CONCAT([.B34];&quot;. &quot;;[.C34])" office:value-type="string" office:string-value="1.3.2.2. Integracja danych z API InPost i geolokalizacji" calcext:value-type="string">
            <text:p>1.3.2.2. Integracja danych z API InPost i geolokaliza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.3.2.3</text:p>
          </table:table-cell>
          <table:table-cell office:value-type="string" calcext:value-type="string">
            <text:p>Obsługa danych płatności w escrow</text:p>
          </table:table-cell>
          <table:table-cell table:formula="of:=COM.MICROSOFT.CONCAT([.B35];&quot;. &quot;;[.C35])" office:value-type="string" office:string-value="1.3.2.3. Obsługa danych płatności w escrow" calcext:value-type="string">
            <text:p>1.3.2.3. Obsługa danych płatności w escro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naliza ryzyk</text:p>
          </table:table-cell>
          <table:table-cell table:formula="of:=COM.MICROSOFT.CONCAT([.B36];&quot;. &quot;;[.C36])" office:value-type="string" office:string-value="1.4. Analiza ryzyk" calcext:value-type="string">
            <text:p>1.4. Analiza ryzyk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Identyfikacja potencjalnych zagrożeń (np. błędy integracji, niewydolność systemu)</text:p>
          </table:table-cell>
          <table:table-cell table:formula="of:=COM.MICROSOFT.CONCAT([.B37];&quot;. &quot;;[.C37])" office:value-type="string" office:string-value="1.4.1. Identyfikacja potencjalnych zagrożeń (np. błędy integracji, niewydolność systemu)" calcext:value-type="string">
            <text:p>1.4.1. Identyfikacja potencjalnych zagrożeń (np. błędy integracji, niewydolność systemu)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Ocena wpływu ryzyk na funkcjonalność</text:p>
          </table:table-cell>
          <table:table-cell table:formula="of:=COM.MICROSOFT.CONCAT([.B38];&quot;. &quot;;[.C38])" office:value-type="string" office:string-value="1.4.2. Ocena wpływu ryzyk na funkcjonalność" calcext:value-type="string">
            <text:p>1.4.2. Ocena wpływu ryzyk na funkcjonalność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Plan minimalizacji ryzyk</text:p>
          </table:table-cell>
          <table:table-cell table:formula="of:=COM.MICROSOFT.CONCAT([.B39];&quot;. &quot;;[.C39])" office:value-type="string" office:string-value="1.4.3. Plan minimalizacji ryzyk" calcext:value-type="string">
            <text:p>1.4.3. Plan minimalizacji ryzyk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okumentacja wyników analizy</text:p>
          </table:table-cell>
          <table:table-cell table:formula="of:=COM.MICROSOFT.CONCAT([.B40];&quot;. &quot;;[.C40])" office:value-type="string" office:string-value="1.5. Dokumentacja wyników analizy" calcext:value-type="string">
            <text:p>1.5. Dokumentacja wyników analizy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Raport wymagań funkcjonalnych</text:p>
          </table:table-cell>
          <table:table-cell table:formula="of:=COM.MICROSOFT.CONCAT([.B41];&quot;. &quot;;[.C41])" office:value-type="string" office:string-value="1.5.1. Raport wymagań funkcjonalnych" calcext:value-type="string">
            <text:p>1.5.1. Raport wymagań funkcjonal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.5.2</text:p>
          </table:table-cell>
          <table:table-cell office:value-type="string" calcext:value-type="string">
            <text:p>Raport wymagań niefunkcjonalnych</text:p>
          </table:table-cell>
          <table:table-cell table:formula="of:=COM.MICROSOFT.CONCAT([.B42];&quot;. &quot;;[.C42])" office:value-type="string" office:string-value="1.5.2. Raport wymagań niefunkcjonalnych" calcext:value-type="string">
            <text:p>1.5.2. Raport wymagań niefunkcjonal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.5.3</text:p>
          </table:table-cell>
          <table:table-cell office:value-type="string" calcext:value-type="string">
            <text:p>Dokumentacja modelu danych</text:p>
          </table:table-cell>
          <table:table-cell table:formula="of:=COM.MICROSOFT.CONCAT([.B43];&quot;. &quot;;[.C43])" office:value-type="string" office:string-value="1.5.3. Dokumentacja modelu danych" calcext:value-type="string">
            <text:p>1.5.3. Dokumentacja modelu da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.5.4</text:p>
          </table:table-cell>
          <table:table-cell office:value-type="string" calcext:value-type="string">
            <text:p>Dokumentacja planu zarządzania ryzykiem</text:p>
          </table:table-cell>
          <table:table-cell table:formula="of:=COM.MICROSOFT.CONCAT([.B44];&quot;. &quot;;[.C44])" office:value-type="string" office:string-value="1.5.4. Dokumentacja planu zarządzania ryzykiem" calcext:value-type="string">
            <text:p>1.5.4. Dokumentacja planu zarządzania ryzykiem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KTOWANIE</text:p>
          </table:table-cell>
          <table:table-cell table:formula="of:=COM.MICROSOFT.CONCAT([.B45];&quot;. &quot;;[.C45])" office:value-type="string" office:string-value="2. PROJEKTOWANIE" calcext:value-type="string">
            <text:p>2. PROJEKTOWANI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Architektura Rozwiązania</text:p>
          </table:table-cell>
          <table:table-cell table:formula="of:=COM.MICROSOFT.CONCAT([.B46];&quot;. &quot;;[.C46])" office:value-type="string" office:string-value="2.1. Architektura Rozwiązania" calcext:value-type="string">
            <text:p>2.1. Architektura Rozwiązani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Architektura Systemu</text:p>
          </table:table-cell>
          <table:table-cell table:formula="of:=COM.MICROSOFT.CONCAT([.B47];&quot;. &quot;;[.C47])" office:value-type="string" office:string-value="2.1.1. Architektura Systemu" calcext:value-type="string">
            <text:p>2.1.1. Architektura Systemu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.1.1.1</text:p>
          </table:table-cell>
          <table:table-cell office:value-type="string" calcext:value-type="string">
            <text:p>Diagram architektury</text:p>
          </table:table-cell>
          <table:table-cell table:formula="of:=COM.MICROSOFT.CONCAT([.B48];&quot;. &quot;;[.C48])" office:value-type="string" office:string-value="2.1.1.1. Diagram architektury" calcext:value-type="string">
            <text:p>2.1.1.1. Diagram architektury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.1.1.2</text:p>
          </table:table-cell>
          <table:table-cell office:value-type="string" calcext:value-type="string">
            <text:p>Diagram przepływu danych</text:p>
          </table:table-cell>
          <table:table-cell table:formula="of:=COM.MICROSOFT.CONCAT([.B49];&quot;. &quot;;[.C49])" office:value-type="string" office:string-value="2.1.1.2. Diagram przepływu danych" calcext:value-type="string">
            <text:p>2.1.1.2. Diagram przepływu da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.1.1.3</text:p>
          </table:table-cell>
          <table:table-cell office:value-type="string" calcext:value-type="string">
            <text:p>Schemat bazy danych</text:p>
          </table:table-cell>
          <table:table-cell table:formula="of:=COM.MICROSOFT.CONCAT([.B50];&quot;. &quot;;[.C50])" office:value-type="string" office:string-value="2.1.1.3. Schemat bazy danych" calcext:value-type="string">
            <text:p>2.1.1.3. Schemat bazy da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.1.1.4</text:p>
          </table:table-cell>
          <table:table-cell office:value-type="string" calcext:value-type="string">
            <text:p>Architektura systemu escrow</text:p>
          </table:table-cell>
          <table:table-cell table:formula="of:=COM.MICROSOFT.CONCAT([.B51];&quot;. &quot;;[.C51])" office:value-type="string" office:string-value="2.1.1.4. Architektura systemu escrow" calcext:value-type="string">
            <text:p>2.1.1.4. Architektura systemu escro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Plan Integracji</text:p>
          </table:table-cell>
          <table:table-cell table:formula="of:=COM.MICROSOFT.CONCAT([.B52];&quot;. &quot;;[.C52])" office:value-type="string" office:string-value="2.1.2. Plan Integracji" calcext:value-type="string">
            <text:p>2.1.2. Plan Integra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.1.2.1</text:p>
          </table:table-cell>
          <table:table-cell office:value-type="string" calcext:value-type="string">
            <text:p>Specyfikacja API płatności i escrow</text:p>
          </table:table-cell>
          <table:table-cell table:formula="of:=COM.MICROSOFT.CONCAT([.B53];&quot;. &quot;;[.C53])" office:value-type="string" office:string-value="2.1.2.1. Specyfikacja API płatności i escrow" calcext:value-type="string">
            <text:p>2.1.2.1. Specyfikacja API płatności i escro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.1.2.2</text:p>
          </table:table-cell>
          <table:table-cell office:value-type="string" calcext:value-type="string">
            <text:p>Specyfikacja API InPost</text:p>
          </table:table-cell>
          <table:table-cell table:formula="of:=COM.MICROSOFT.CONCAT([.B54];&quot;. &quot;;[.C54])" office:value-type="string" office:string-value="2.1.2.2. Specyfikacja API InPost" calcext:value-type="string">
            <text:p>2.1.2.2. Specyfikacja API InPost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.1.2.3</text:p>
          </table:table-cell>
          <table:table-cell office:value-type="string" calcext:value-type="string">
            <text:p>Specyfikacja geolokalizacji</text:p>
          </table:table-cell>
          <table:table-cell table:formula="of:=COM.MICROSOFT.CONCAT([.B55];&quot;. &quot;;[.C55])" office:value-type="string" office:string-value="2.1.2.3. Specyfikacja geolokalizacji" calcext:value-type="string">
            <text:p>2.1.2.3. Specyfikacja geolokaliza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ocesy Biznesowe</text:p>
          </table:table-cell>
          <table:table-cell table:formula="of:=COM.MICROSOFT.CONCAT([.B56];&quot;. &quot;;[.C56])" office:value-type="string" office:string-value="2.2. Procesy Biznesowe" calcext:value-type="string">
            <text:p>2.2. Procesy Biznesow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Proces Główny</text:p>
          </table:table-cell>
          <table:table-cell table:formula="of:=COM.MICROSOFT.CONCAT([.B57];&quot;. &quot;;[.C57])" office:value-type="string" office:string-value="2.2.1. Proces Główny" calcext:value-type="string">
            <text:p>2.2.1. Proces Główny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.2.1.1</text:p>
          </table:table-cell>
          <table:table-cell office:value-type="string" calcext:value-type="string">
            <text:p>Proces zgłaszania zgub</text:p>
          </table:table-cell>
          <table:table-cell table:formula="of:=COM.MICROSOFT.CONCAT([.B58];&quot;. &quot;;[.C58])" office:value-type="string" office:string-value="2.2.1.1. Proces zgłaszania zgub" calcext:value-type="string">
            <text:p>2.2.1.1. Proces zgłaszania zgub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.2.1.2</text:p>
          </table:table-cell>
          <table:table-cell office:value-type="string" calcext:value-type="string">
            <text:p>Proces zgłaszania znalezisk</text:p>
          </table:table-cell>
          <table:table-cell table:formula="of:=COM.MICROSOFT.CONCAT([.B59];&quot;. &quot;;[.C59])" office:value-type="string" office:string-value="2.2.1.2. Proces zgłaszania znalezisk" calcext:value-type="string">
            <text:p>2.2.1.2. Proces zgłaszania znalezisk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.2.1.3</text:p>
          </table:table-cell>
          <table:table-cell office:value-type="string" calcext:value-type="string">
            <text:p>Proces matchowania</text:p>
          </table:table-cell>
          <table:table-cell table:formula="of:=COM.MICROSOFT.CONCAT([.B60];&quot;. &quot;;[.C60])" office:value-type="string" office:string-value="2.2.1.3. Proces matchowania" calcext:value-type="string">
            <text:p>2.2.1.3. Proces matchowani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Proces Logistyczny</text:p>
          </table:table-cell>
          <table:table-cell table:formula="of:=COM.MICROSOFT.CONCAT([.B61];&quot;. &quot;;[.C61])" office:value-type="string" office:string-value="2.2.2. Proces Logistyczny" calcext:value-type="string">
            <text:p>2.2.2. Proces Logistyczny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.2.2.1</text:p>
          </table:table-cell>
          <table:table-cell office:value-type="string" calcext:value-type="string">
            <text:p>Nadanie przesyłki (z API InPost albo w ich apce)</text:p>
          </table:table-cell>
          <table:table-cell table:formula="of:=COM.MICROSOFT.CONCAT([.B62];&quot;. &quot;;[.C62])" office:value-type="string" office:string-value="2.2.2.1. Nadanie przesyłki (z API InPost albo w ich apce)" calcext:value-type="string">
            <text:p>2.2.2.1. Nadanie przesyłki (z API InPost albo w ich apce)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.2.2.2</text:p>
          </table:table-cell>
          <table:table-cell office:value-type="string" calcext:value-type="string">
            <text:p>Śledzenie przesyłki (generowanie linków do InPost)</text:p>
          </table:table-cell>
          <table:table-cell table:formula="of:=COM.MICROSOFT.CONCAT([.B63];&quot;. &quot;;[.C63])" office:value-type="string" office:string-value="2.2.2.2. Śledzenie przesyłki (generowanie linków do InPost)" calcext:value-type="string">
            <text:p>2.2.2.2. Śledzenie przesyłki (generowanie linków do InPost)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.2.2.3</text:p>
          </table:table-cell>
          <table:table-cell office:value-type="string" calcext:value-type="string">
            <text:p>Potwierdzenie odbioru (z API InPost)</text:p>
          </table:table-cell>
          <table:table-cell table:formula="of:=COM.MICROSOFT.CONCAT([.B64];&quot;. &quot;;[.C64])" office:value-type="string" office:string-value="2.2.2.3. Potwierdzenie odbioru (z API InPost)" calcext:value-type="string">
            <text:p>2.2.2.3. Potwierdzenie odbioru (z API InPost)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Proces Płatności</text:p>
          </table:table-cell>
          <table:table-cell table:formula="of:=COM.MICROSOFT.CONCAT([.B65];&quot;. &quot;;[.C65])" office:value-type="string" office:string-value="2.2.3. Proces Płatności" calcext:value-type="string">
            <text:p>2.2.3. Proces Płatnośc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.2.3.1</text:p>
          </table:table-cell>
          <table:table-cell office:value-type="string" calcext:value-type="string">
            <text:p>Wypłata znaleźnego poprzez escrow</text:p>
          </table:table-cell>
          <table:table-cell table:formula="of:=COM.MICROSOFT.CONCAT([.B66];&quot;. &quot;;[.C66])" office:value-type="string" office:string-value="2.2.3.1. Wypłata znaleźnego poprzez escrow" calcext:value-type="string">
            <text:p>2.2.3.1. Wypłata znaleźnego poprzez escro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.2.3.2</text:p>
          </table:table-cell>
          <table:table-cell office:value-type="string" calcext:value-type="string">
            <text:p>Rozliczenie wysyłki</text:p>
          </table:table-cell>
          <table:table-cell table:formula="of:=COM.MICROSOFT.CONCAT([.B67];&quot;. &quot;;[.C67])" office:value-type="string" office:string-value="2.2.3.2. Rozliczenie wysyłki" calcext:value-type="string">
            <text:p>2.2.3.2. Rozliczenie wysyłk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.2.3.3</text:p>
          </table:table-cell>
          <table:table-cell office:value-type="string" calcext:value-type="string">
            <text:p>Obsługa reklamacji płatności</text:p>
          </table:table-cell>
          <table:table-cell table:formula="of:=COM.MICROSOFT.CONCAT([.B68];&quot;. &quot;;[.C68])" office:value-type="string" office:string-value="2.2.3.3. Obsługa reklamacji płatności" calcext:value-type="string">
            <text:p>2.2.3.3. Obsługa reklamacji płatnośc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nterfejs Użytkownika</text:p>
          </table:table-cell>
          <table:table-cell table:formula="of:=COM.MICROSOFT.CONCAT([.B69];&quot;. &quot;;[.C69])" office:value-type="string" office:string-value="2.3. Interfejs Użytkownika" calcext:value-type="string">
            <text:p>2.3. Interfejs Użytkownik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Makiety Główne</text:p>
          </table:table-cell>
          <table:table-cell table:formula="of:=COM.MICROSOFT.CONCAT([.B70];&quot;. &quot;;[.C70])" office:value-type="string" office:string-value="2.3.1. Makiety Główne" calcext:value-type="string">
            <text:p>2.3.1. Makiety Główn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.3.1.1</text:p>
          </table:table-cell>
          <table:table-cell office:value-type="string" calcext:value-type="string">
            <text:p>Rejestracja/logowanie</text:p>
          </table:table-cell>
          <table:table-cell table:formula="of:=COM.MICROSOFT.CONCAT([.B71];&quot;. &quot;;[.C71])" office:value-type="string" office:string-value="2.3.1.1. Rejestracja/logowanie" calcext:value-type="string">
            <text:p>2.3.1.1. Rejestracja/logowani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.3.1.2</text:p>
          </table:table-cell>
          <table:table-cell office:value-type="string" calcext:value-type="string">
            <text:p>Zgłaszanie przedmiotów</text:p>
          </table:table-cell>
          <table:table-cell table:formula="of:=COM.MICROSOFT.CONCAT([.B72];&quot;. &quot;;[.C72])" office:value-type="string" office:string-value="2.3.1.2. Zgłaszanie przedmiotów" calcext:value-type="string">
            <text:p>2.3.1.2. Zgłaszanie przedmiot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.3.1.3</text:p>
          </table:table-cell>
          <table:table-cell office:value-type="string" calcext:value-type="string">
            <text:p>Lista dopasowań</text:p>
          </table:table-cell>
          <table:table-cell table:formula="of:=COM.MICROSOFT.CONCAT([.B73];&quot;. &quot;;[.C73])" office:value-type="string" office:string-value="2.3.1.3. Lista dopasowań" calcext:value-type="string">
            <text:p>2.3.1.3. Lista dopasowań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.3.2</text:p>
          </table:table-cell>
          <table:table-cell office:value-type="string" calcext:value-type="string">
            <text:p>Makiety Procesów</text:p>
          </table:table-cell>
          <table:table-cell table:formula="of:=COM.MICROSOFT.CONCAT([.B74];&quot;. &quot;;[.C74])" office:value-type="string" office:string-value="2.3.2. Makiety Procesów" calcext:value-type="string">
            <text:p>2.3.2. Makiety Proces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.3.2.1</text:p>
          </table:table-cell>
          <table:table-cell office:value-type="string" calcext:value-type="string">
            <text:p>Proces wysyłki</text:p>
          </table:table-cell>
          <table:table-cell table:formula="of:=COM.MICROSOFT.CONCAT([.B75];&quot;. &quot;;[.C75])" office:value-type="string" office:string-value="2.3.2.1. Proces wysyłki" calcext:value-type="string">
            <text:p>2.3.2.1. Proces wysyłk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.3.2.2</text:p>
          </table:table-cell>
          <table:table-cell office:value-type="string" calcext:value-type="string">
            <text:p>Proces płatności i escrow</text:p>
          </table:table-cell>
          <table:table-cell table:formula="of:=COM.MICROSOFT.CONCAT([.B76];&quot;. &quot;;[.C76])" office:value-type="string" office:string-value="2.3.2.2. Proces płatności i escrow" calcext:value-type="string">
            <text:p>2.3.2.2. Proces płatności i escro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tandardy i Dokumentacja</text:p>
          </table:table-cell>
          <table:table-cell table:formula="of:=COM.MICROSOFT.CONCAT([.B77];&quot;. &quot;;[.C77])" office:value-type="string" office:string-value="2.4. Standardy i Dokumentacja" calcext:value-type="string">
            <text:p>2.4. Standardy i Dokumentacj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.4.1</text:p>
          </table:table-cell>
          <table:table-cell office:value-type="string" calcext:value-type="string">
            <text:p>Standardy Nazewnictwa</text:p>
          </table:table-cell>
          <table:table-cell table:formula="of:=COM.MICROSOFT.CONCAT([.B78];&quot;. &quot;;[.C78])" office:value-type="string" office:string-value="2.4.1. Standardy Nazewnictwa" calcext:value-type="string">
            <text:p>2.4.1. Standardy Nazewnictw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.4.1.1</text:p>
          </table:table-cell>
          <table:table-cell office:value-type="string" calcext:value-type="string">
            <text:p>Opracowanie słownika projektowego i terminologii</text:p>
          </table:table-cell>
          <table:table-cell table:formula="of:=COM.MICROSOFT.CONCAT([.B79];&quot;. &quot;;[.C79])" office:value-type="string" office:string-value="2.4.1.1. Opracowanie słownika projektowego i terminologii" calcext:value-type="string">
            <text:p>2.4.1.1. Opracowanie słownika projektowego i terminologi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.4.1.2</text:p>
          </table:table-cell>
          <table:table-cell office:value-type="string" calcext:value-type="string">
            <text:p>Projekt konwencji nazewnictwa dla systemu</text:p>
          </table:table-cell>
          <table:table-cell table:formula="of:=COM.MICROSOFT.CONCAT([.B80];&quot;. &quot;;[.C80])" office:value-type="string" office:string-value="2.4.1.2. Projekt konwencji nazewnictwa dla systemu" calcext:value-type="string">
            <text:p>2.4.1.2. Projekt konwencji nazewnictwa dla systemu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.4.2</text:p>
          </table:table-cell>
          <table:table-cell office:value-type="string" calcext:value-type="string">
            <text:p>Standardy Dokumentacji Technicznej</text:p>
          </table:table-cell>
          <table:table-cell table:formula="of:=COM.MICROSOFT.CONCAT([.B81];&quot;. &quot;;[.C81])" office:value-type="string" office:string-value="2.4.2. Standardy Dokumentacji Technicznej" calcext:value-type="string">
            <text:p>2.4.2. Standardy Dokumentacji Technicznej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.4.2.1</text:p>
          </table:table-cell>
          <table:table-cell office:value-type="string" calcext:value-type="string">
            <text:p>Projekt szablonów dokumentacji</text:p>
          </table:table-cell>
          <table:table-cell table:formula="of:=COM.MICROSOFT.CONCAT([.B82];&quot;. &quot;;[.C82])" office:value-type="string" office:string-value="2.4.2.1. Projekt szablonów dokumentacji" calcext:value-type="string">
            <text:p>2.4.2.1. Projekt szablonów dokumenta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.4.2.2</text:p>
          </table:table-cell>
          <table:table-cell office:value-type="string" calcext:value-type="string">
            <text:p>Specyfikacja wymagań dla systemu dokumentacji</text:p>
          </table:table-cell>
          <table:table-cell table:formula="of:=COM.MICROSOFT.CONCAT([.B83];&quot;. &quot;;[.C83])" office:value-type="string" office:string-value="2.4.2.2. Specyfikacja wymagań dla systemu dokumentacji" calcext:value-type="string">
            <text:p>2.4.2.2. Specyfikacja wymagań dla systemu dokumenta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.4.3</text:p>
          </table:table-cell>
          <table:table-cell office:value-type="string" calcext:value-type="string">
            <text:p>Specyfikacja API</text:p>
          </table:table-cell>
          <table:table-cell table:formula="of:=COM.MICROSOFT.CONCAT([.B84];&quot;. &quot;;[.C84])" office:value-type="string" office:string-value="2.4.3. Specyfikacja API" calcext:value-type="string">
            <text:p>2.4.3. Specyfikacja AP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.4.3.1</text:p>
          </table:table-cell>
          <table:table-cell office:value-type="string" calcext:value-type="string">
            <text:p>Projekt standardów dokumentacji API</text:p>
          </table:table-cell>
          <table:table-cell table:formula="of:=COM.MICROSOFT.CONCAT([.B85];&quot;. &quot;;[.C85])" office:value-type="string" office:string-value="2.4.3.1. Projekt standardów dokumentacji API" calcext:value-type="string">
            <text:p>2.4.3.1. Projekt standardów dokumentacji AP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.4.3.2</text:p>
          </table:table-cell>
          <table:table-cell office:value-type="string" calcext:value-type="string">
            <text:p>Specyfikacja systemu wersjonowania</text:p>
          </table:table-cell>
          <table:table-cell table:formula="of:=COM.MICROSOFT.CONCAT([.B86];&quot;. &quot;;[.C86])" office:value-type="string" office:string-value="2.4.3.2. Specyfikacja systemu wersjonowania" calcext:value-type="string">
            <text:p>2.4.3.2. Specyfikacja systemu wersjonowani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.4.3.3</text:p>
          </table:table-cell>
          <table:table-cell office:value-type="string" calcext:value-type="string">
            <text:p>Skrypt tworzący środowisko testowe API</text:p>
          </table:table-cell>
          <table:table-cell table:formula="of:=COM.MICROSOFT.CONCAT([.B87];&quot;. &quot;;[.C87])" office:value-type="string" office:string-value="2.4.3.3. Skrypt tworzący środowisko testowe API" calcext:value-type="string">
            <text:p>2.4.3.3. Skrypt tworzący środowisko testowe AP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OWA</text:p>
          </table:table-cell>
          <table:table-cell table:formula="of:=COM.MICROSOFT.CONCAT([.B88];&quot;. &quot;;[.C88])" office:value-type="string" office:string-value="3. BUDOWA" calcext:value-type="string">
            <text:p>3. BUDOW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Alpha</text:p>
          </table:table-cell>
          <table:table-cell table:formula="of:=COM.MICROSOFT.CONCAT([.B89];&quot;. &quot;;[.C89])" office:value-type="string" office:string-value="3.1. Alpha" calcext:value-type="string">
            <text:p>3.1. Alph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Podstawowe Funkcje</text:p>
          </table:table-cell>
          <table:table-cell table:formula="of:=COM.MICROSOFT.CONCAT([.B90];&quot;. &quot;;[.C90])" office:value-type="string" office:string-value="3.1.1. Podstawowe Funkcje" calcext:value-type="string">
            <text:p>3.1.1. Podstawowe Funkcj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.1.1.1</text:p>
          </table:table-cell>
          <table:table-cell office:value-type="string" calcext:value-type="string">
            <text:p>Rejestracja użytkownika</text:p>
          </table:table-cell>
          <table:table-cell table:formula="of:=COM.MICROSOFT.CONCAT([.B91];&quot;. &quot;;[.C91])" office:value-type="string" office:string-value="3.1.1.1. Rejestracja użytkownika" calcext:value-type="string">
            <text:p>3.1.1.1. Rejestracja użytkownik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.1.1.2</text:p>
          </table:table-cell>
          <table:table-cell office:value-type="string" calcext:value-type="string">
            <text:p>Zgłaszanie przedmiotów</text:p>
          </table:table-cell>
          <table:table-cell table:formula="of:=COM.MICROSOFT.CONCAT([.B92];&quot;. &quot;;[.C92])" office:value-type="string" office:string-value="3.1.1.2. Zgłaszanie przedmiotów" calcext:value-type="string">
            <text:p>3.1.1.2. Zgłaszanie przedmiot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3.1.1.3</text:p>
          </table:table-cell>
          <table:table-cell office:value-type="string" calcext:value-type="string">
            <text:p>Podstawowy matching</text:p>
          </table:table-cell>
          <table:table-cell table:formula="of:=COM.MICROSOFT.CONCAT([.B93];&quot;. &quot;;[.C93])" office:value-type="string" office:string-value="3.1.1.3. Podstawowy matching" calcext:value-type="string">
            <text:p>3.1.1.3. Podstawowy matching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Działające Demo *Minimal Viable Product*</text:p>
          </table:table-cell>
          <table:table-cell table:formula="of:=COM.MICROSOFT.CONCAT([.B94];&quot;. &quot;;[.C94])" office:value-type="string" office:string-value="3.1.2. Działające Demo *Minimal Viable Product*" calcext:value-type="string">
            <text:p>3.1.2. Działające Demo *Minimal Viable Product*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.1.2.1</text:p>
          </table:table-cell>
          <table:table-cell office:value-type="string" calcext:value-type="string">
            <text:p>Formularze zgłoszeń</text:p>
          </table:table-cell>
          <table:table-cell table:formula="of:=COM.MICROSOFT.CONCAT([.B95];&quot;. &quot;;[.C95])" office:value-type="string" office:string-value="3.1.2.1. Formularze zgłoszeń" calcext:value-type="string">
            <text:p>3.1.2.1. Formularze zgłoszeń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.1.2.2</text:p>
          </table:table-cell>
          <table:table-cell office:value-type="string" calcext:value-type="string">
            <text:p>Widok dopasowań</text:p>
          </table:table-cell>
          <table:table-cell table:formula="of:=COM.MICROSOFT.CONCAT([.B96];&quot;. &quot;;[.C96])" office:value-type="string" office:string-value="3.1.2.2. Widok dopasowań" calcext:value-type="string">
            <text:p>3.1.2.2. Widok dopasowań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3.1.2.3</text:p>
          </table:table-cell>
          <table:table-cell office:value-type="string" calcext:value-type="string">
            <text:p>Profil użytkownika</text:p>
          </table:table-cell>
          <table:table-cell table:formula="of:=COM.MICROSOFT.CONCAT([.B97];&quot;. &quot;;[.C97])" office:value-type="string" office:string-value="3.1.2.3. Profil użytkownika" calcext:value-type="string">
            <text:p>3.1.2.3. Profil użytkownik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Beta</text:p>
          </table:table-cell>
          <table:table-cell table:formula="of:=COM.MICROSOFT.CONCAT([.B98];&quot;. &quot;;[.C98])" office:value-type="string" office:string-value="3.2. Beta" calcext:value-type="string">
            <text:p>3.2. Bet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Weryfikacja</text:p>
          </table:table-cell>
          <table:table-cell table:formula="of:=COM.MICROSOFT.CONCAT([.B99];&quot;. &quot;;[.C99])" office:value-type="string" office:string-value="3.2.1. Weryfikacja" calcext:value-type="string">
            <text:p>3.2.1. Weryfikacj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.2.1.1</text:p>
          </table:table-cell>
          <table:table-cell office:value-type="string" calcext:value-type="string">
            <text:p>System weryfikacji tożsamości</text:p>
          </table:table-cell>
          <table:table-cell table:formula="of:=COM.MICROSOFT.CONCAT([.B100];&quot;. &quot;;[.C100])" office:value-type="string" office:string-value="3.2.1.1. System weryfikacji tożsamości" calcext:value-type="string">
            <text:p>3.2.1.1. System weryfikacji tożsamośc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.2.1.2</text:p>
          </table:table-cell>
          <table:table-cell office:value-type="string" calcext:value-type="string">
            <text:p>System ocen</text:p>
          </table:table-cell>
          <table:table-cell table:formula="of:=COM.MICROSOFT.CONCAT([.B101];&quot;. &quot;;[.C101])" office:value-type="string" office:string-value="3.2.1.2. System ocen" calcext:value-type="string">
            <text:p>3.2.1.2. System ocen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.2.1.3</text:p>
          </table:table-cell>
          <table:table-cell office:value-type="string" calcext:value-type="string">
            <text:p>System zabezpieczenia transakcji escrow</text:p>
          </table:table-cell>
          <table:table-cell table:formula="of:=COM.MICROSOFT.CONCAT([.B102];&quot;. &quot;;[.C102])" office:value-type="string" office:string-value="3.2.1.3. System zabezpieczenia transakcji escrow" calcext:value-type="string">
            <text:p>3.2.1.3. System zabezpieczenia transakcji escro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Rozszerzony Matching</text:p>
          </table:table-cell>
          <table:table-cell table:formula="of:=COM.MICROSOFT.CONCAT([.B103];&quot;. &quot;;[.C103])" office:value-type="string" office:string-value="3.2.2. Rozszerzony Matching" calcext:value-type="string">
            <text:p>3.2.2. Rozszerzony Matching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3.2.2.1</text:p>
          </table:table-cell>
          <table:table-cell office:value-type="string" calcext:value-type="string">
            <text:p>Geolokalizacja</text:p>
          </table:table-cell>
          <table:table-cell table:formula="of:=COM.MICROSOFT.CONCAT([.B104];&quot;. &quot;;[.C104])" office:value-type="string" office:string-value="3.2.2.1. Geolokalizacja" calcext:value-type="string">
            <text:p>3.2.2.1. Geolokalizacj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3.2.2.2</text:p>
          </table:table-cell>
          <table:table-cell office:value-type="string" calcext:value-type="string">
            <text:p>Zaawansowane filtry</text:p>
          </table:table-cell>
          <table:table-cell table:formula="of:=COM.MICROSOFT.CONCAT([.B105];&quot;. &quot;;[.C105])" office:value-type="string" office:string-value="3.2.2.2. Zaawansowane filtry" calcext:value-type="string">
            <text:p>3.2.2.2. Zaawansowane filtry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.2.2.3</text:p>
          </table:table-cell>
          <table:table-cell office:value-type="string" calcext:value-type="string">
            <text:p>System powiadomień</text:p>
          </table:table-cell>
          <table:table-cell table:formula="of:=COM.MICROSOFT.CONCAT([.B106];&quot;. &quot;;[.C106])" office:value-type="string" office:string-value="3.2.2.3. System powiadomień" calcext:value-type="string">
            <text:p>3.2.2.3. System powiadomień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rodukcja</text:p>
          </table:table-cell>
          <table:table-cell table:formula="of:=COM.MICROSOFT.CONCAT([.B107];&quot;. &quot;;[.C107])" office:value-type="string" office:string-value="3.3. Produkcja" calcext:value-type="string">
            <text:p>3.3. Produkcj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Integracje</text:p>
          </table:table-cell>
          <table:table-cell table:formula="of:=COM.MICROSOFT.CONCAT([.B108];&quot;. &quot;;[.C108])" office:value-type="string" office:string-value="3.3.1. Integracje" calcext:value-type="string">
            <text:p>3.3.1. Integracj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3.3.1.1</text:p>
          </table:table-cell>
          <table:table-cell office:value-type="string" calcext:value-type="string">
            <text:p>Integracja płatności</text:p>
          </table:table-cell>
          <table:table-cell table:formula="of:=COM.MICROSOFT.CONCAT([.B109];&quot;. &quot;;[.C109])" office:value-type="string" office:string-value="3.3.1.1. Integracja płatności" calcext:value-type="string">
            <text:p>3.3.1.1. Integracja płatnośc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3.3.1.2</text:p>
          </table:table-cell>
          <table:table-cell office:value-type="string" calcext:value-type="string">
            <text:p>Integracja InPost</text:p>
          </table:table-cell>
          <table:table-cell table:formula="of:=COM.MICROSOFT.CONCAT([.B110];&quot;. &quot;;[.C110])" office:value-type="string" office:string-value="3.3.1.2. Integracja InPost" calcext:value-type="string">
            <text:p>3.3.1.2. Integracja InPost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3.3.1.3</text:p>
          </table:table-cell>
          <table:table-cell office:value-type="string" calcext:value-type="string">
            <text:p>Integracja map</text:p>
          </table:table-cell>
          <table:table-cell table:formula="of:=COM.MICROSOFT.CONCAT([.B111];&quot;. &quot;;[.C111])" office:value-type="string" office:string-value="3.3.1.3. Integracja map" calcext:value-type="string">
            <text:p>3.3.1.3. Integracja map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System Logistyczny</text:p>
          </table:table-cell>
          <table:table-cell table:formula="of:=COM.MICROSOFT.CONCAT([.B112];&quot;. &quot;;[.C112])" office:value-type="string" office:string-value="3.3.2. System Logistyczny" calcext:value-type="string">
            <text:p>3.3.2. System Logistyczny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3.3.2.1</text:p>
          </table:table-cell>
          <table:table-cell office:value-type="string" calcext:value-type="string">
            <text:p>Generowanie listów przewozowych</text:p>
          </table:table-cell>
          <table:table-cell table:formula="of:=COM.MICROSOFT.CONCAT([.B113];&quot;. &quot;;[.C113])" office:value-type="string" office:string-value="3.3.2.1. Generowanie listów przewozowych" calcext:value-type="string">
            <text:p>3.3.2.1. Generowanie listów przewozow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3.3.2.2</text:p>
          </table:table-cell>
          <table:table-cell office:value-type="string" calcext:value-type="string">
            <text:p>Śledzenie przesyłek</text:p>
          </table:table-cell>
          <table:table-cell table:formula="of:=COM.MICROSOFT.CONCAT([.B114];&quot;. &quot;;[.C114])" office:value-type="string" office:string-value="3.3.2.2. Śledzenie przesyłek" calcext:value-type="string">
            <text:p>3.3.2.2. Śledzenie przesyłek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ystem Dokumentacji</text:p>
          </table:table-cell>
          <table:table-cell table:formula="of:=COM.MICROSOFT.CONCAT([.B115];&quot;. &quot;;[.C115])" office:value-type="string" office:string-value="3.4. System Dokumentacji" calcext:value-type="string">
            <text:p>3.4. System Dokumenta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Implementacja Podstawowa</text:p>
          </table:table-cell>
          <table:table-cell table:formula="of:=COM.MICROSOFT.CONCAT([.B116];&quot;. &quot;;[.C116])" office:value-type="string" office:string-value="3.4.1. Implementacja Podstawowa" calcext:value-type="string">
            <text:p>3.4.1. Implementacja Podstawow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3.4.1.1</text:p>
          </table:table-cell>
          <table:table-cell office:value-type="string" calcext:value-type="string">
            <text:p>Wdrożenie systemu dokumentacji kodu</text:p>
          </table:table-cell>
          <table:table-cell table:formula="of:=COM.MICROSOFT.CONCAT([.B117];&quot;. &quot;;[.C117])" office:value-type="string" office:string-value="3.4.1.1. Wdrożenie systemu dokumentacji kodu" calcext:value-type="string">
            <text:p>3.4.1.1. Wdrożenie systemu dokumentacji kodu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3.4.1.2</text:p>
          </table:table-cell>
          <table:table-cell office:value-type="string" calcext:value-type="string">
            <text:p>Implementacja portalu dokumentacji</text:p>
          </table:table-cell>
          <table:table-cell table:formula="of:=COM.MICROSOFT.CONCAT([.B118];&quot;. &quot;;[.C118])" office:value-type="string" office:string-value="3.4.1.2. Implementacja portalu dokumentacji" calcext:value-type="string">
            <text:p>3.4.1.2. Implementacja portalu dokumenta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3.4.2</text:p>
          </table:table-cell>
          <table:table-cell office:value-type="string" calcext:value-type="string">
            <text:p>Dokumentacja API</text:p>
          </table:table-cell>
          <table:table-cell table:formula="of:=COM.MICROSOFT.CONCAT([.B119];&quot;. &quot;;[.C119])" office:value-type="string" office:string-value="3.4.2. Dokumentacja API" calcext:value-type="string">
            <text:p>3.4.2. Dokumentacja AP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.4.2.1</text:p>
          </table:table-cell>
          <table:table-cell office:value-type="string" calcext:value-type="string">
            <text:p>Implementacja dokumentacji API Inpost</text:p>
          </table:table-cell>
          <table:table-cell table:formula="of:=COM.MICROSOFT.CONCAT([.B120];&quot;. &quot;;[.C120])" office:value-type="string" office:string-value="3.4.2.1. Implementacja dokumentacji API Inpost" calcext:value-type="string">
            <text:p>3.4.2.1. Implementacja dokumentacji API Inpost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3.4.2.2</text:p>
          </table:table-cell>
          <table:table-cell office:value-type="string" calcext:value-type="string">
            <text:p>Stworzenie dokumentacji API Providera płatności i escrow</text:p>
          </table:table-cell>
          <table:table-cell table:formula="of:=COM.MICROSOFT.CONCAT([.B121];&quot;. &quot;;[.C121])" office:value-type="string" office:string-value="3.4.2.2. Stworzenie dokumentacji API Providera płatności i escrow" calcext:value-type="string">
            <text:p>3.4.2.2. Stworzenie dokumentacji API Providera płatności i escro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.4.3</text:p>
          </table:table-cell>
          <table:table-cell office:value-type="string" calcext:value-type="string">
            <text:p>Narzędzia Dokumentacji</text:p>
          </table:table-cell>
          <table:table-cell table:formula="of:=COM.MICROSOFT.CONCAT([.B122];&quot;. &quot;;[.C122])" office:value-type="string" office:string-value="3.4.3. Narzędzia Dokumentacji" calcext:value-type="string">
            <text:p>3.4.3. Narzędzia Dokumenta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.4.3.1</text:p>
          </table:table-cell>
          <table:table-cell office:value-type="string" calcext:value-type="string">
            <text:p>System zarządzania wersjami dokumentacji</text:p>
          </table:table-cell>
          <table:table-cell table:formula="of:=COM.MICROSOFT.CONCAT([.B123];&quot;. &quot;;[.C123])" office:value-type="string" office:string-value="3.4.3.1. System zarządzania wersjami dokumentacji" calcext:value-type="string">
            <text:p>3.4.3.1. System zarządzania wersjami dokumenta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.4.3.2</text:p>
          </table:table-cell>
          <table:table-cell office:value-type="string" calcext:value-type="string">
            <text:p>Implementacja walidatorów nazewnictwa</text:p>
          </table:table-cell>
          <table:table-cell table:formula="of:=COM.MICROSOFT.CONCAT([.B124];&quot;. &quot;;[.C124])" office:value-type="string" office:string-value="3.4.3.2. Implementacja walidatorów nazewnictwa" calcext:value-type="string">
            <text:p>3.4.3.2. Implementacja walidatorów nazewnictw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y</text:p>
          </table:table-cell>
          <table:table-cell table:formula="of:=COM.MICROSOFT.CONCAT([.B125];&quot;. &quot;;[.C125])" office:value-type="string" office:string-value="4. Testy" calcext:value-type="string">
            <text:p>4. Testy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Testy systemowe</text:p>
          </table:table-cell>
          <table:table-cell table:formula="of:=COM.MICROSOFT.CONCAT([.B126];&quot;. &quot;;[.C126])" office:value-type="string" office:string-value="4.1. Testy systemowe" calcext:value-type="string">
            <text:p>4.1. Testy systemow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Testowanie funkcjonalności aplikacji</text:p>
          </table:table-cell>
          <table:table-cell table:formula="of:=COM.MICROSOFT.CONCAT([.B127];&quot;. &quot;;[.C127])" office:value-type="string" office:string-value="4.1.1. Testowanie funkcjonalności aplikacji" calcext:value-type="string">
            <text:p>4.1.1. Testowanie funkcjonalności aplika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4.1.1.1</text:p>
          </table:table-cell>
          <table:table-cell office:value-type="string" calcext:value-type="string">
            <text:p>Zgłaszanie zgubionych przedmiotów</text:p>
          </table:table-cell>
          <table:table-cell table:formula="of:=COM.MICROSOFT.CONCAT([.B128];&quot;. &quot;;[.C128])" office:value-type="string" office:string-value="4.1.1.1. Zgłaszanie zgubionych przedmiotów" calcext:value-type="string">
            <text:p>4.1.1.1. Zgłaszanie zgubionych przedmiot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1.1.2</text:p>
          </table:table-cell>
          <table:table-cell office:value-type="string" calcext:value-type="string">
            <text:p>Zgłaszanie znalezionych przedmiotów</text:p>
          </table:table-cell>
          <table:table-cell table:formula="of:=COM.MICROSOFT.CONCAT([.B129];&quot;. &quot;;[.C129])" office:value-type="string" office:string-value="4.1.1.2. Zgłaszanie znalezionych przedmiotów" calcext:value-type="string">
            <text:p>4.1.1.2. Zgłaszanie znalezionych przedmiot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.1.1.3</text:p>
          </table:table-cell>
          <table:table-cell office:value-type="string" calcext:value-type="string">
            <text:p>Rejestracja użytkownika</text:p>
          </table:table-cell>
          <table:table-cell table:formula="of:=COM.MICROSOFT.CONCAT([.B130];&quot;. &quot;;[.C130])" office:value-type="string" office:string-value="4.1.1.3. Rejestracja użytkownika" calcext:value-type="string">
            <text:p>4.1.1.3. Rejestracja użytkownik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4.1.1.4</text:p>
          </table:table-cell>
          <table:table-cell office:value-type="string" calcext:value-type="string">
            <text:p>Zgłaszanie przedmiotów</text:p>
          </table:table-cell>
          <table:table-cell table:formula="of:=COM.MICROSOFT.CONCAT([.B131];&quot;. &quot;;[.C131])" office:value-type="string" office:string-value="4.1.1.4. Zgłaszanie przedmiotów" calcext:value-type="string">
            <text:p>4.1.1.4. Zgłaszanie przedmiot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4.1.1.5</text:p>
          </table:table-cell>
          <table:table-cell office:value-type="string" calcext:value-type="string">
            <text:p>Podstawowy matching</text:p>
          </table:table-cell>
          <table:table-cell table:formula="of:=COM.MICROSOFT.CONCAT([.B132];&quot;. &quot;;[.C132])" office:value-type="string" office:string-value="4.1.1.5. Podstawowy matching" calcext:value-type="string">
            <text:p>4.1.1.5. Podstawowy matching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Testowanie integracji API</text:p>
          </table:table-cell>
          <table:table-cell table:formula="of:=COM.MICROSOFT.CONCAT([.B133];&quot;. &quot;;[.C133])" office:value-type="string" office:string-value="4.1.2. Testowanie integracji API" calcext:value-type="string">
            <text:p>4.1.2. Testowanie integracji AP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4.1.2.1</text:p>
          </table:table-cell>
          <table:table-cell office:value-type="string" calcext:value-type="string">
            <text:p>API płatności i escrow</text:p>
          </table:table-cell>
          <table:table-cell table:formula="of:=COM.MICROSOFT.CONCAT([.B134];&quot;. &quot;;[.C134])" office:value-type="string" office:string-value="4.1.2.1. API płatności i escrow" calcext:value-type="string">
            <text:p>4.1.2.1. API płatności i escro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4.1.2.2</text:p>
          </table:table-cell>
          <table:table-cell office:value-type="string" calcext:value-type="string">
            <text:p>API InPost</text:p>
          </table:table-cell>
          <table:table-cell table:formula="of:=COM.MICROSOFT.CONCAT([.B135];&quot;. &quot;;[.C135])" office:value-type="string" office:string-value="4.1.2.2. API InPost" calcext:value-type="string">
            <text:p>4.1.2.2. API InPost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4.1.2.3</text:p>
          </table:table-cell>
          <table:table-cell office:value-type="string" calcext:value-type="string">
            <text:p>API geolokalizacji</text:p>
          </table:table-cell>
          <table:table-cell table:formula="of:=COM.MICROSOFT.CONCAT([.B136];&quot;. &quot;;[.C136])" office:value-type="string" office:string-value="4.1.2.3. API geolokalizacji" calcext:value-type="string">
            <text:p>4.1.2.3. API geolokaliza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4.1.3</text:p>
          </table:table-cell>
          <table:table-cell office:value-type="string" calcext:value-type="string">
            <text:p>Testy wydajnościowe</text:p>
          </table:table-cell>
          <table:table-cell table:formula="of:=COM.MICROSOFT.CONCAT([.B137];&quot;. &quot;;[.C137])" office:value-type="string" office:string-value="4.1.3. Testy wydajnościowe" calcext:value-type="string">
            <text:p>4.1.3. Testy wydajnościow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4.1.3.1</text:p>
          </table:table-cell>
          <table:table-cell office:value-type="string" calcext:value-type="string">
            <text:p>Obciążenie serwera</text:p>
          </table:table-cell>
          <table:table-cell table:formula="of:=COM.MICROSOFT.CONCAT([.B138];&quot;. &quot;;[.C138])" office:value-type="string" office:string-value="4.1.3.1. Obciążenie serwera" calcext:value-type="string">
            <text:p>4.1.3.1. Obciążenie serwer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4.1.3.2</text:p>
          </table:table-cell>
          <table:table-cell office:value-type="string" calcext:value-type="string">
            <text:p>Obsługa wielu użytkowników</text:p>
          </table:table-cell>
          <table:table-cell table:formula="of:=COM.MICROSOFT.CONCAT([.B139];&quot;. &quot;;[.C139])" office:value-type="string" office:string-value="4.1.3.2. Obsługa wielu użytkowników" calcext:value-type="string">
            <text:p>4.1.3.2. Obsługa wielu użytkownik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4.1.3.3</text:p>
          </table:table-cell>
          <table:table-cell office:value-type="string" calcext:value-type="string">
            <text:p>Wydajność systemu powiadomień</text:p>
          </table:table-cell>
          <table:table-cell table:formula="of:=COM.MICROSOFT.CONCAT([.B140];&quot;. &quot;;[.C140])" office:value-type="string" office:string-value="4.1.3.3. Wydajność systemu powiadomień" calcext:value-type="string">
            <text:p>4.1.3.3. Wydajność systemu powiadomień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Testy bezpieczeństwa</text:p>
          </table:table-cell>
          <table:table-cell table:formula="of:=COM.MICROSOFT.CONCAT([.B141];&quot;. &quot;;[.C141])" office:value-type="string" office:string-value="4.2. Testy bezpieczeństwa" calcext:value-type="string">
            <text:p>4.2. Testy bezpieczeństw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Testy ochrony danych użytkownika</text:p>
          </table:table-cell>
          <table:table-cell table:formula="of:=COM.MICROSOFT.CONCAT([.B142];&quot;. &quot;;[.C142])" office:value-type="string" office:string-value="4.2.1. Testy ochrony danych użytkownika" calcext:value-type="string">
            <text:p>4.2.1. Testy ochrony danych użytkownik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Testy odporności na ataki (np. SQL Injection)</text:p>
          </table:table-cell>
          <table:table-cell table:formula="of:=COM.MICROSOFT.CONCAT([.B143];&quot;. &quot;;[.C143])" office:value-type="string" office:string-value="4.2.2. Testy odporności na ataki (np. SQL Injection)" calcext:value-type="string">
            <text:p>4.2.2. Testy odporności na ataki (np. SQL Injection)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4.2.3</text:p>
          </table:table-cell>
          <table:table-cell office:value-type="string" calcext:value-type="string">
            <text:p>Weryfikacja zgodności z RODO</text:p>
          </table:table-cell>
          <table:table-cell table:formula="of:=COM.MICROSOFT.CONCAT([.B144];&quot;. &quot;;[.C144])" office:value-type="string" office:string-value="4.2.3. Weryfikacja zgodności z RODO" calcext:value-type="string">
            <text:p>4.2.3. Weryfikacja zgodności z RODO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4.2.4</text:p>
          </table:table-cell>
          <table:table-cell office:value-type="string" calcext:value-type="string">
            <text:p>Testy bezpieczeństwa płatności</text:p>
          </table:table-cell>
          <table:table-cell table:formula="of:=COM.MICROSOFT.CONCAT([.B145];&quot;. &quot;;[.C145])" office:value-type="string" office:string-value="4.2.4. Testy bezpieczeństwa płatności" calcext:value-type="string">
            <text:p>4.2.4. Testy bezpieczeństwa płatnośc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Testy akceptacyjne</text:p>
          </table:table-cell>
          <table:table-cell table:formula="of:=COM.MICROSOFT.CONCAT([.B146];&quot;. &quot;;[.C146])" office:value-type="string" office:string-value="4.3. Testy akceptacyjne" calcext:value-type="string">
            <text:p>4.3. Testy akceptacyjn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4.3.1</text:p>
          </table:table-cell>
          <table:table-cell office:value-type="string" calcext:value-type="string">
            <text:p>Weryfikacja zgodności z wymaganiami biznesowymi</text:p>
          </table:table-cell>
          <table:table-cell table:formula="of:=COM.MICROSOFT.CONCAT([.B147];&quot;. &quot;;[.C147])" office:value-type="string" office:string-value="4.3.1. Weryfikacja zgodności z wymaganiami biznesowymi" calcext:value-type="string">
            <text:p>4.3.1. Weryfikacja zgodności z wymaganiami biznesowym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4.3.2</text:p>
          </table:table-cell>
          <table:table-cell office:value-type="string" calcext:value-type="string">
            <text:p>Testy z udziałem grupy testowej (feedback użytkowników)</text:p>
          </table:table-cell>
          <table:table-cell table:formula="of:=COM.MICROSOFT.CONCAT([.B148];&quot;. &quot;;[.C148])" office:value-type="string" office:string-value="4.3.2. Testy z udziałem grupy testowej (feedback użytkowników)" calcext:value-type="string">
            <text:p>4.3.2. Testy z udziałem grupy testowej (feedback użytkowników)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drażanie</text:p>
          </table:table-cell>
          <table:table-cell table:formula="of:=COM.MICROSOFT.CONCAT([.B149];&quot;. &quot;;[.C149])" office:value-type="string" office:string-value="5. Wdrażanie" calcext:value-type="string">
            <text:p>5. Wdrażani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Przygotowanie środowiska produkcyjnego</text:p>
          </table:table-cell>
          <table:table-cell table:formula="of:=COM.MICROSOFT.CONCAT([.B150];&quot;. &quot;;[.C150])" office:value-type="string" office:string-value="5.1. Przygotowanie środowiska produkcyjnego" calcext:value-type="string">
            <text:p>5.1. Przygotowanie środowiska produkcyjnego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Konfiguracja serwerów</text:p>
          </table:table-cell>
          <table:table-cell table:formula="of:=COM.MICROSOFT.CONCAT([.B151];&quot;. &quot;;[.C151])" office:value-type="string" office:string-value="5.1.1. Konfiguracja serwerów" calcext:value-type="string">
            <text:p>5.1.1. Konfiguracja serwer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5.1.1.1</text:p>
          </table:table-cell>
          <table:table-cell office:value-type="string" calcext:value-type="string">
            <text:p>Ustawienie serwerów w chmurze</text:p>
          </table:table-cell>
          <table:table-cell table:formula="of:=COM.MICROSOFT.CONCAT([.B152];&quot;. &quot;;[.C152])" office:value-type="string" office:string-value="5.1.1.1. Ustawienie serwerów w chmurze" calcext:value-type="string">
            <text:p>5.1.1.1. Ustawienie serwerów w chmurz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5.1.1.2</text:p>
          </table:table-cell>
          <table:table-cell office:value-type="string" calcext:value-type="string">
            <text:p>Instalacja systemów operacyjnych</text:p>
          </table:table-cell>
          <table:table-cell table:formula="of:=COM.MICROSOFT.CONCAT([.B153];&quot;. &quot;;[.C153])" office:value-type="string" office:string-value="5.1.1.2. Instalacja systemów operacyjnych" calcext:value-type="string">
            <text:p>5.1.1.2. Instalacja systemów operacyj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5.1.1.3</text:p>
          </table:table-cell>
          <table:table-cell office:value-type="string" calcext:value-type="string">
            <text:p>Konfiguracja Dockera</text:p>
          </table:table-cell>
          <table:table-cell table:formula="of:=COM.MICROSOFT.CONCAT([.B154];&quot;. &quot;;[.C154])" office:value-type="string" office:string-value="5.1.1.3. Konfiguracja Dockera" calcext:value-type="string">
            <text:p>5.1.1.3. Konfiguracja Docker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Wdrożenie bazy danych</text:p>
          </table:table-cell>
          <table:table-cell table:formula="of:=COM.MICROSOFT.CONCAT([.B155];&quot;. &quot;;[.C155])" office:value-type="string" office:string-value="5.1.2. Wdrożenie bazy danych" calcext:value-type="string">
            <text:p>5.1.2. Wdrożenie bazy da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5.1.2.1</text:p>
          </table:table-cell>
          <table:table-cell office:value-type="string" calcext:value-type="string">
            <text:p>Ustawienie bazy danych</text:p>
          </table:table-cell>
          <table:table-cell table:formula="of:=COM.MICROSOFT.CONCAT([.B156];&quot;. &quot;;[.C156])" office:value-type="string" office:string-value="5.1.2.1. Ustawienie bazy danych" calcext:value-type="string">
            <text:p>5.1.2.1. Ustawienie bazy da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5.1.2.2</text:p>
          </table:table-cell>
          <table:table-cell office:value-type="string" calcext:value-type="string">
            <text:p>Konfiguracja środowiska bazy danych</text:p>
          </table:table-cell>
          <table:table-cell table:formula="of:=COM.MICROSOFT.CONCAT([.B157];&quot;. &quot;;[.C157])" office:value-type="string" office:string-value="5.1.2.2. Konfiguracja środowiska bazy danych" calcext:value-type="string">
            <text:p>5.1.2.2. Konfiguracja środowiska bazy da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5.1.2.3</text:p>
          </table:table-cell>
          <table:table-cell office:value-type="string" calcext:value-type="string">
            <text:p>Instalacja oprogramowania i bibliotek</text:p>
          </table:table-cell>
          <table:table-cell table:formula="of:=COM.MICROSOFT.CONCAT([.B158];&quot;. &quot;;[.C158])" office:value-type="string" office:string-value="5.1.2.3. Instalacja oprogramowania i bibliotek" calcext:value-type="string">
            <text:p>5.1.2.3. Instalacja oprogramowania i bibliotek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5.1.3</text:p>
          </table:table-cell>
          <table:table-cell office:value-type="string" calcext:value-type="string">
            <text:p>Zabezpieczenia środowiska</text:p>
          </table:table-cell>
          <table:table-cell table:formula="of:=COM.MICROSOFT.CONCAT([.B159];&quot;. &quot;;[.C159])" office:value-type="string" office:string-value="5.1.3. Zabezpieczenia środowiska" calcext:value-type="string">
            <text:p>5.1.3. Zabezpieczenia środowisk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5.1.3.1</text:p>
          </table:table-cell>
          <table:table-cell office:value-type="string" calcext:value-type="string">
            <text:p>Konfiguracja szyfrowania bazy danych</text:p>
          </table:table-cell>
          <table:table-cell table:formula="of:=COM.MICROSOFT.CONCAT([.B160];&quot;. &quot;;[.C160])" office:value-type="string" office:string-value="5.1.3.1. Konfiguracja szyfrowania bazy danych" calcext:value-type="string">
            <text:p>5.1.3.1. Konfiguracja szyfrowania bazy da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5.1.3.2</text:p>
          </table:table-cell>
          <table:table-cell office:value-type="string" calcext:value-type="string">
            <text:p>Konfiguracja dostępu</text:p>
          </table:table-cell>
          <table:table-cell table:formula="of:=COM.MICROSOFT.CONCAT([.B161];&quot;. &quot;;[.C161])" office:value-type="string" office:string-value="5.1.3.2. Konfiguracja dostępu" calcext:value-type="string">
            <text:p>5.1.3.2. Konfiguracja dostępu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5.1.3.3</text:p>
          </table:table-cell>
          <table:table-cell office:value-type="string" calcext:value-type="string">
            <text:p>Wdrożenie alertów dotyczących bezpieczeństwa</text:p>
          </table:table-cell>
          <table:table-cell table:formula="of:=COM.MICROSOFT.CONCAT([.B162];&quot;. &quot;;[.C162])" office:value-type="string" office:string-value="5.1.3.3. Wdrożenie alertów dotyczących bezpieczeństwa" calcext:value-type="string">
            <text:p>5.1.3.3. Wdrożenie alertów dotyczących bezpieczeństw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Migracja danych</text:p>
          </table:table-cell>
          <table:table-cell table:formula="of:=COM.MICROSOFT.CONCAT([.B163];&quot;. &quot;;[.C163])" office:value-type="string" office:string-value="5.2. Migracja danych" calcext:value-type="string">
            <text:p>5.2. Migracja da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Import danych testowych</text:p>
          </table:table-cell>
          <table:table-cell table:formula="of:=COM.MICROSOFT.CONCAT([.B164];&quot;. &quot;;[.C164])" office:value-type="string" office:string-value="5.2.1. Import danych testowych" calcext:value-type="string">
            <text:p>5.2.1. Import danych testow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5.2.1.1</text:p>
          </table:table-cell>
          <table:table-cell office:value-type="string" calcext:value-type="string">
            <text:p>Weryfikacja integralności danych</text:p>
          </table:table-cell>
          <table:table-cell table:formula="of:=COM.MICROSOFT.CONCAT([.B165];&quot;. &quot;;[.C165])" office:value-type="string" office:string-value="5.2.1.1. Weryfikacja integralności danych" calcext:value-type="string">
            <text:p>5.2.1.1. Weryfikacja integralności da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Automatyczny backup</text:p>
          </table:table-cell>
          <table:table-cell table:formula="of:=COM.MICROSOFT.CONCAT([.B166];&quot;. &quot;;[.C166])" office:value-type="string" office:string-value="5.2.2. Automatyczny backup" calcext:value-type="string">
            <text:p>5.2.2. Automatyczny backup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5.2.2.1</text:p>
          </table:table-cell>
          <table:table-cell office:value-type="string" calcext:value-type="string">
            <text:p>Test przywrócenia automatycznego backupu</text:p>
          </table:table-cell>
          <table:table-cell table:formula="of:=COM.MICROSOFT.CONCAT([.B167];&quot;. &quot;;[.C167])" office:value-type="string" office:string-value="5.2.2.1. Test przywrócenia automatycznego backupu" calcext:value-type="string">
            <text:p>5.2.2.1. Test przywrócenia automatycznego backupu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Wdrożenie aplikacji</text:p>
          </table:table-cell>
          <table:table-cell table:formula="of:=COM.MICROSOFT.CONCAT([.B168];&quot;. &quot;;[.C168])" office:value-type="string" office:string-value="5.3. Wdrożenie aplikacji" calcext:value-type="string">
            <text:p>5.3. Wdrożenie aplika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.3.1</text:p>
          </table:table-cell>
          <table:table-cell office:value-type="string" calcext:value-type="string">
            <text:p>Przeniesienie aplikacji na serwer produkcyjny</text:p>
          </table:table-cell>
          <table:table-cell table:formula="of:=COM.MICROSOFT.CONCAT([.B169];&quot;. &quot;;[.C169])" office:value-type="string" office:string-value="5.3.1. Przeniesienie aplikacji na serwer produkcyjny" calcext:value-type="string">
            <text:p>5.3.1. Przeniesienie aplikacji na serwer produkcyjny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5.3.1.1</text:p>
          </table:table-cell>
          <table:table-cell office:value-type="string" calcext:value-type="string">
            <text:p>Autostart środowiska</text:p>
          </table:table-cell>
          <table:table-cell table:formula="of:=COM.MICROSOFT.CONCAT([.B170];&quot;. &quot;;[.C170])" office:value-type="string" office:string-value="5.3.1.1. Autostart środowiska" calcext:value-type="string">
            <text:p>5.3.1.1. Autostart środowisk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5.3.1.2</text:p>
          </table:table-cell>
          <table:table-cell office:value-type="string" calcext:value-type="string">
            <text:p>Audyt pusha pod zawartość kluczy api</text:p>
          </table:table-cell>
          <table:table-cell table:formula="of:=COM.MICROSOFT.CONCAT([.B171];&quot;. &quot;;[.C171])" office:value-type="string" office:string-value="5.3.1.2. Audyt pusha pod zawartość kluczy api" calcext:value-type="string">
            <text:p>5.3.1.2. Audyt pusha pod zawartość kluczy ap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5.3.1.1</text:p>
          </table:table-cell>
          <table:table-cell office:value-type="string" calcext:value-type="string">
            <text:p>Weryfikacja uprawnień</text:p>
          </table:table-cell>
          <table:table-cell table:formula="of:=COM.MICROSOFT.CONCAT([.B172];&quot;. &quot;;[.C172])" office:value-type="string" office:string-value="5.3.1.1. Weryfikacja uprawnień" calcext:value-type="string">
            <text:p>5.3.1.1. Weryfikacja uprawnień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Weryfikacja połączeń API</text:p>
          </table:table-cell>
          <table:table-cell table:formula="of:=COM.MICROSOFT.CONCAT([.B173];&quot;. &quot;;[.C173])" office:value-type="string" office:string-value="5.3.2. Weryfikacja połączeń API" calcext:value-type="string">
            <text:p>5.3.2. Weryfikacja połączeń AP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zkolenie użytkowników i wsparcie techniczne</text:p>
          </table:table-cell>
          <table:table-cell table:formula="of:=COM.MICROSOFT.CONCAT([.B174];&quot;. &quot;;[.C174])" office:value-type="string" office:string-value="5.4. Szkolenie użytkowników i wsparcie techniczne" calcext:value-type="string">
            <text:p>5.4. Szkolenie użytkowników i wsparcie techniczn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5.4.1</text:p>
          </table:table-cell>
          <table:table-cell office:value-type="string" calcext:value-type="string">
            <text:p>Przygotowanie dokumentacji użytkownika</text:p>
          </table:table-cell>
          <table:table-cell table:formula="of:=COM.MICROSOFT.CONCAT([.B175];&quot;. &quot;;[.C175])" office:value-type="string" office:string-value="5.4.1. Przygotowanie dokumentacji użytkownika" calcext:value-type="string">
            <text:p>5.4.1. Przygotowanie dokumentacji użytkownik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5.4.2</text:p>
          </table:table-cell>
          <table:table-cell office:value-type="string" calcext:value-type="string">
            <text:p>Szkolenie zespołu wsparcia technicznego</text:p>
          </table:table-cell>
          <table:table-cell table:formula="of:=COM.MICROSOFT.CONCAT([.B176];&quot;. &quot;;[.C176])" office:value-type="string" office:string-value="5.4.2. Szkolenie zespołu wsparcia technicznego" calcext:value-type="string">
            <text:p>5.4.2. Szkolenie zespołu wsparcia technicznego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5.4.3</text:p>
          </table:table-cell>
          <table:table-cell office:value-type="string" calcext:value-type="string">
            <text:p>Uruchomienie kanałów wsparcia dla użytkowników końcowych</text:p>
          </table:table-cell>
          <table:table-cell table:formula="of:=COM.MICROSOFT.CONCAT([.B177];&quot;. &quot;;[.C177])" office:value-type="string" office:string-value="5.4.3. Uruchomienie kanałów wsparcia dla użytkowników końcowych" calcext:value-type="string">
            <text:p>5.4.3. Uruchomienie kanałów wsparcia dla użytkowników końcow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KETING</text:p>
          </table:table-cell>
          <table:table-cell table:formula="of:=COM.MICROSOFT.CONCAT([.B178];&quot;. &quot;;[.C178])" office:value-type="string" office:string-value="6. MARKETING" calcext:value-type="string">
            <text:p>6. MARKETING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Strategie marketingowe</text:p>
          </table:table-cell>
          <table:table-cell table:formula="of:=COM.MICROSOFT.CONCAT([.B179];&quot;. &quot;;[.C179])" office:value-type="string" office:string-value="6.1. Strategie marketingowe" calcext:value-type="string">
            <text:p>6.1. Strategie marketingow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6.1.1</text:p>
          </table:table-cell>
          <table:table-cell office:value-type="string" calcext:value-type="string">
            <text:p>Analiza rynku i konkurencji</text:p>
          </table:table-cell>
          <table:table-cell table:formula="of:=COM.MICROSOFT.CONCAT([.B180];&quot;. &quot;;[.C180])" office:value-type="string" office:string-value="6.1.1. Analiza rynku i konkurencji" calcext:value-type="string">
            <text:p>6.1.1. Analiza rynku i konkurencj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6.1.1.1</text:p>
          </table:table-cell>
          <table:table-cell office:value-type="string" calcext:value-type="string">
            <text:p>Badanie potrzeb klientów</text:p>
          </table:table-cell>
          <table:table-cell table:formula="of:=COM.MICROSOFT.CONCAT([.B181];&quot;. &quot;;[.C181])" office:value-type="string" office:string-value="6.1.1.1. Badanie potrzeb klientów" calcext:value-type="string">
            <text:p>6.1.1.1. Badanie potrzeb klient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.1.1.2</text:p>
          </table:table-cell>
          <table:table-cell office:value-type="string" calcext:value-type="string">
            <text:p>Analiza konkurencyjnych produktów/usług</text:p>
          </table:table-cell>
          <table:table-cell table:formula="of:=COM.MICROSOFT.CONCAT([.B182];&quot;. &quot;;[.C182])" office:value-type="string" office:string-value="6.1.1.2. Analiza konkurencyjnych produktów/usług" calcext:value-type="string">
            <text:p>6.1.1.2. Analiza konkurencyjnych produktów/usług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6.1.2</text:p>
          </table:table-cell>
          <table:table-cell office:value-type="string" calcext:value-type="string">
            <text:p>Planowanie kampanii reklamowych</text:p>
          </table:table-cell>
          <table:table-cell table:formula="of:=COM.MICROSOFT.CONCAT([.B183];&quot;. &quot;;[.C183])" office:value-type="string" office:string-value="6.1.2. Planowanie kampanii reklamowych" calcext:value-type="string">
            <text:p>6.1.2. Planowanie kampanii reklamow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6.1.2.1</text:p>
          </table:table-cell>
          <table:table-cell office:value-type="string" calcext:value-type="string">
            <text:p>Wyznaczenie celów kampanii</text:p>
          </table:table-cell>
          <table:table-cell table:formula="of:=COM.MICROSOFT.CONCAT([.B184];&quot;. &quot;;[.C184])" office:value-type="string" office:string-value="6.1.2.1. Wyznaczenie celów kampanii" calcext:value-type="string">
            <text:p>6.1.2.1. Wyznaczenie celów kampani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.1.2.2</text:p>
          </table:table-cell>
          <table:table-cell office:value-type="string" calcext:value-type="string">
            <text:p>Wybór kanałów marketingowych</text:p>
          </table:table-cell>
          <table:table-cell table:formula="of:=COM.MICROSOFT.CONCAT([.B185];&quot;. &quot;;[.C185])" office:value-type="string" office:string-value="6.1.2.2. Wybór kanałów marketingowych" calcext:value-type="string">
            <text:p>6.1.2.2. Wybór kanałów marketingow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6.1.2.3</text:p>
          </table:table-cell>
          <table:table-cell office:value-type="string" calcext:value-type="string">
            <text:p>Opracowanie harmonogramu działań</text:p>
          </table:table-cell>
          <table:table-cell table:formula="of:=COM.MICROSOFT.CONCAT([.B186];&quot;. &quot;;[.C186])" office:value-type="string" office:string-value="6.1.2.3. Opracowanie harmonogramu działań" calcext:value-type="string">
            <text:p>6.1.2.3. Opracowanie harmonogramu działań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.1.3</text:p>
          </table:table-cell>
          <table:table-cell office:value-type="string" calcext:value-type="string">
            <text:p>Budżetowanie marketingowe</text:p>
          </table:table-cell>
          <table:table-cell table:formula="of:=COM.MICROSOFT.CONCAT([.B187];&quot;. &quot;;[.C187])" office:value-type="string" office:string-value="6.1.3. Budżetowanie marketingowe" calcext:value-type="string">
            <text:p>6.1.3. Budżetowanie marketingow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6.1.3.1</text:p>
          </table:table-cell>
          <table:table-cell office:value-type="string" calcext:value-type="string">
            <text:p>Przydzielenie środków na działania promocyjne</text:p>
          </table:table-cell>
          <table:table-cell table:formula="of:=COM.MICROSOFT.CONCAT([.B188];&quot;. &quot;;[.C188])" office:value-type="string" office:string-value="6.1.3.1. Przydzielenie środków na działania promocyjne" calcext:value-type="string">
            <text:p>6.1.3.1. Przydzielenie środków na działania promocyjn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6.1.3.2</text:p>
          </table:table-cell>
          <table:table-cell office:value-type="string" calcext:value-type="string">
            <text:p>Monitorowanie wykorzystania budżetu</text:p>
          </table:table-cell>
          <table:table-cell table:formula="of:=COM.MICROSOFT.CONCAT([.B189];&quot;. &quot;;[.C189])" office:value-type="string" office:string-value="6.1.3.2. Monitorowanie wykorzystania budżetu" calcext:value-type="string">
            <text:p>6.1.3.2. Monitorowanie wykorzystania budżetu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Kampanie promocyjne</text:p>
          </table:table-cell>
          <table:table-cell table:formula="of:=COM.MICROSOFT.CONCAT([.B190];&quot;. &quot;;[.C190])" office:value-type="string" office:string-value="6.2. Kampanie promocyjne" calcext:value-type="string">
            <text:p>6.2. Kampanie promocyjn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.2.1</text:p>
          </table:table-cell>
          <table:table-cell office:value-type="string" calcext:value-type="string">
            <text:p>Tworzenie materiałów</text:p>
          </table:table-cell>
          <table:table-cell table:formula="of:=COM.MICROSOFT.CONCAT([.B191];&quot;. &quot;;[.C191])" office:value-type="string" office:string-value="6.2.1. Tworzenie materiałów" calcext:value-type="string">
            <text:p>6.2.1. Tworzenie materiał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6.2.1.1</text:p>
          </table:table-cell>
          <table:table-cell office:value-type="string" calcext:value-type="string">
            <text:p>Projektowanie materiałów wizualnych</text:p>
          </table:table-cell>
          <table:table-cell table:formula="of:=COM.MICROSOFT.CONCAT([.B192];&quot;. &quot;;[.C192])" office:value-type="string" office:string-value="6.2.1.1. Projektowanie materiałów wizualnych" calcext:value-type="string">
            <text:p>6.2.1.1. Projektowanie materiałów wizual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.2.1.2</text:p>
          </table:table-cell>
          <table:table-cell office:value-type="string" calcext:value-type="string">
            <text:p>Przygotowanie treści tekstowych</text:p>
          </table:table-cell>
          <table:table-cell table:formula="of:=COM.MICROSOFT.CONCAT([.B193];&quot;. &quot;;[.C193])" office:value-type="string" office:string-value="6.2.1.2. Przygotowanie treści tekstowych" calcext:value-type="string">
            <text:p>6.2.1.2. Przygotowanie treści tekstow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6.2.2</text:p>
          </table:table-cell>
          <table:table-cell office:value-type="string" calcext:value-type="string">
            <text:p>Realizacja kampanii</text:p>
          </table:table-cell>
          <table:table-cell table:formula="of:=COM.MICROSOFT.CONCAT([.B194];&quot;. &quot;;[.C194])" office:value-type="string" office:string-value="6.2.2. Realizacja kampanii" calcext:value-type="string">
            <text:p>6.2.2. Realizacja kampani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6.2.2.1</text:p>
          </table:table-cell>
          <table:table-cell office:value-type="string" calcext:value-type="string">
            <text:p>Publikacja w social media</text:p>
          </table:table-cell>
          <table:table-cell table:formula="of:=COM.MICROSOFT.CONCAT([.B195];&quot;. &quot;;[.C195])" office:value-type="string" office:string-value="6.2.2.1. Publikacja w social media" calcext:value-type="string">
            <text:p>6.2.2.1. Publikacja w social medi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6.2.2.2</text:p>
          </table:table-cell>
          <table:table-cell office:value-type="string" calcext:value-type="string">
            <text:p>E-mail marketing</text:p>
          </table:table-cell>
          <table:table-cell table:formula="of:=COM.MICROSOFT.CONCAT([.B196];&quot;. &quot;;[.C196])" office:value-type="string" office:string-value="6.2.2.2. E-mail marketing" calcext:value-type="string">
            <text:p>6.2.2.2. E-mail marketing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.2.2.3</text:p>
          </table:table-cell>
          <table:table-cell office:value-type="string" calcext:value-type="string">
            <text:p>Płatne kampanie reklamowe</text:p>
          </table:table-cell>
          <table:table-cell table:formula="of:=COM.MICROSOFT.CONCAT([.B197];&quot;. &quot;;[.C197])" office:value-type="string" office:string-value="6.2.2.3. Płatne kampanie reklamowe" calcext:value-type="string">
            <text:p>6.2.2.3. Płatne kampanie reklamow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6.2.2.4</text:p>
          </table:table-cell>
          <table:table-cell office:value-type="string" calcext:value-type="string">
            <text:p>Monitorowanie wyników i optymalizacja</text:p>
          </table:table-cell>
          <table:table-cell table:formula="of:=COM.MICROSOFT.CONCAT([.B198];&quot;. &quot;;[.C198])" office:value-type="string" office:string-value="6.2.2.4. Monitorowanie wyników i optymalizacja" calcext:value-type="string">
            <text:p>6.2.2.4. Monitorowanie wyników i optymalizacj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KSPLOATACJA</text:p>
          </table:table-cell>
          <table:table-cell table:formula="of:=COM.MICROSOFT.CONCAT([.B199];&quot;. &quot;;[.C199])" office:value-type="string" office:string-value="7. EKSPLOATACJA" calcext:value-type="string">
            <text:p>7. EKSPLOATACJ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Zarządzanie systemem</text:p>
          </table:table-cell>
          <table:table-cell table:formula="of:=COM.MICROSOFT.CONCAT([.B200];&quot;. &quot;;[.C200])" office:value-type="string" office:string-value="7.1. Zarządzanie systemem" calcext:value-type="string">
            <text:p>7.1. Zarządzanie systemem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.1.1</text:p>
          </table:table-cell>
          <table:table-cell office:value-type="string" calcext:value-type="string">
            <text:p>Utrzymanie infrastruktury</text:p>
          </table:table-cell>
          <table:table-cell table:formula="of:=COM.MICROSOFT.CONCAT([.B201];&quot;. &quot;;[.C201])" office:value-type="string" office:string-value="7.1.1. Utrzymanie infrastruktury" calcext:value-type="string">
            <text:p>7.1.1. Utrzymanie infrastruktury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7.1.1.1</text:p>
          </table:table-cell>
          <table:table-cell office:value-type="string" calcext:value-type="string">
            <text:p>Monitoring działania systemu</text:p>
          </table:table-cell>
          <table:table-cell table:formula="of:=COM.MICROSOFT.CONCAT([.B202];&quot;. &quot;;[.C202])" office:value-type="string" office:string-value="7.1.1.1. Monitoring działania systemu" calcext:value-type="string">
            <text:p>7.1.1.1. Monitoring działania systemu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7.1.1.2</text:p>
          </table:table-cell>
          <table:table-cell office:value-type="string" calcext:value-type="string">
            <text:p>Instalowanie aktualizacji i łatek</text:p>
          </table:table-cell>
          <table:table-cell table:formula="of:=COM.MICROSOFT.CONCAT([.B203];&quot;. &quot;;[.C203])" office:value-type="string" office:string-value="7.1.1.2. Instalowanie aktualizacji i łatek" calcext:value-type="string">
            <text:p>7.1.1.2. Instalowanie aktualizacji i łatek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7.1.2</text:p>
          </table:table-cell>
          <table:table-cell office:value-type="string" calcext:value-type="string">
            <text:p>Automatyzacja procesów</text:p>
          </table:table-cell>
          <table:table-cell table:formula="of:=COM.MICROSOFT.CONCAT([.B204];&quot;. &quot;;[.C204])" office:value-type="string" office:string-value="7.1.2. Automatyzacja procesów" calcext:value-type="string">
            <text:p>7.1.2. Automatyzacja proces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7.1.2.1</text:p>
          </table:table-cell>
          <table:table-cell office:value-type="string" calcext:value-type="string">
            <text:p>Konfiguracja automatycznych kopii zapasowych</text:p>
          </table:table-cell>
          <table:table-cell table:formula="of:=COM.MICROSOFT.CONCAT([.B205];&quot;. &quot;;[.C205])" office:value-type="string" office:string-value="7.1.2.1. Konfiguracja automatycznych kopii zapasowych" calcext:value-type="string">
            <text:p>7.1.2.1. Konfiguracja automatycznych kopii zapasow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7.1.2.2</text:p>
          </table:table-cell>
          <table:table-cell office:value-type="string" calcext:value-type="string">
            <text:p>Usprawnianie procesów operacyjnych</text:p>
          </table:table-cell>
          <table:table-cell table:formula="of:=COM.MICROSOFT.CONCAT([.B206];&quot;. &quot;;[.C206])" office:value-type="string" office:string-value="7.1.2.2. Usprawnianie procesów operacyjnych" calcext:value-type="string">
            <text:p>7.1.2.2. Usprawnianie procesów operacyj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7.1.3</text:p>
          </table:table-cell>
          <table:table-cell office:value-type="string" calcext:value-type="string">
            <text:p>Zarządzanie dostępem</text:p>
          </table:table-cell>
          <table:table-cell table:formula="of:=COM.MICROSOFT.CONCAT([.B207];&quot;. &quot;;[.C207])" office:value-type="string" office:string-value="7.1.3. Zarządzanie dostępem" calcext:value-type="string">
            <text:p>7.1.3. Zarządzanie dostępem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7.1.3.1</text:p>
          </table:table-cell>
          <table:table-cell office:value-type="string" calcext:value-type="string">
            <text:p>Tworzenie kont użytkowników</text:p>
          </table:table-cell>
          <table:table-cell table:formula="of:=COM.MICROSOFT.CONCAT([.B208];&quot;. &quot;;[.C208])" office:value-type="string" office:string-value="7.1.3.1. Tworzenie kont użytkowników" calcext:value-type="string">
            <text:p>7.1.3.1. Tworzenie kont użytkownik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7.1.3.2</text:p>
          </table:table-cell>
          <table:table-cell office:value-type="string" calcext:value-type="string">
            <text:p>Zarządzanie uprawnieniami i rolami</text:p>
          </table:table-cell>
          <table:table-cell table:formula="of:=COM.MICROSOFT.CONCAT([.B209];&quot;. &quot;;[.C209])" office:value-type="string" office:string-value="7.1.3.2. Zarządzanie uprawnieniami i rolami" calcext:value-type="string">
            <text:p>7.1.3.2. Zarządzanie uprawnieniami i rolam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7.1.4. </text:p>
          </table:table-cell>
          <table:table-cell office:value-type="string" calcext:value-type="string">
            <text:p>Opłaty cykliczne</text:p>
          </table:table-cell>
          <table:table-cell table:formula="of:=COM.MICROSOFT.CONCAT([.B210];&quot;. &quot;;[.C210])" office:value-type="string" office:string-value="7.1.4. . Opłaty cykliczne" calcext:value-type="string">
            <text:p>7.1.4. . Opłaty cykliczn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7.1.4.1</text:p>
          </table:table-cell>
          <table:table-cell office:value-type="string" calcext:value-type="string">
            <text:p>Opłaty za Serwery/Chmury</text:p>
          </table:table-cell>
          <table:table-cell table:formula="of:=COM.MICROSOFT.CONCAT([.B211];&quot;. &quot;;[.C211])" office:value-type="string" office:string-value="7.1.4.1. Opłaty za Serwery/Chmury" calcext:value-type="string">
            <text:p>7.1.4.1. Opłaty za Serwery/Chmury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7.1.4.2</text:p>
          </table:table-cell>
          <table:table-cell office:value-type="string" calcext:value-type="string">
            <text:p>Opłaty za licencje</text:p>
          </table:table-cell>
          <table:table-cell table:formula="of:=COM.MICROSOFT.CONCAT([.B212];&quot;. &quot;;[.C212])" office:value-type="string" office:string-value="7.1.4.2. Opłaty za licencje" calcext:value-type="string">
            <text:p>7.1.4.2. Opłaty za licencj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Obsługa użytkownika</text:p>
          </table:table-cell>
          <table:table-cell table:formula="of:=COM.MICROSOFT.CONCAT([.B213];&quot;. &quot;;[.C213])" office:value-type="string" office:string-value="7.2. Obsługa użytkownika" calcext:value-type="string">
            <text:p>7.2. Obsługa użytkownik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7.2.1</text:p>
          </table:table-cell>
          <table:table-cell office:value-type="string" calcext:value-type="string">
            <text:p>Wsparcie techniczne</text:p>
          </table:table-cell>
          <table:table-cell table:formula="of:=COM.MICROSOFT.CONCAT([.B214];&quot;. &quot;;[.C214])" office:value-type="string" office:string-value="7.2.1. Wsparcie techniczne" calcext:value-type="string">
            <text:p>7.2.1. Wsparcie techniczn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7.2.1.1</text:p>
          </table:table-cell>
          <table:table-cell office:value-type="string" calcext:value-type="string">
            <text:p>Rozwiązywanie problemów zgłaszanych przez użytkowników</text:p>
          </table:table-cell>
          <table:table-cell table:formula="of:=COM.MICROSOFT.CONCAT([.B215];&quot;. &quot;;[.C215])" office:value-type="string" office:string-value="7.2.1.1. Rozwiązywanie problemów zgłaszanych przez użytkowników" calcext:value-type="string">
            <text:p>7.2.1.1. Rozwiązywanie problemów zgłaszanych przez użytkowników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7.2.1.2</text:p>
          </table:table-cell>
          <table:table-cell office:value-type="string" calcext:value-type="string">
            <text:p>Udzielanie informacji i szkoleń</text:p>
          </table:table-cell>
          <table:table-cell table:formula="of:=COM.MICROSOFT.CONCAT([.B216];&quot;. &quot;;[.C216])" office:value-type="string" office:string-value="7.2.1.2. Udzielanie informacji i szkoleń" calcext:value-type="string">
            <text:p>7.2.1.2. Udzielanie informacji i szkoleń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7.2.2</text:p>
          </table:table-cell>
          <table:table-cell office:value-type="string" calcext:value-type="string">
            <text:p>Obsługa zgłoszeń</text:p>
          </table:table-cell>
          <table:table-cell table:formula="of:=COM.MICROSOFT.CONCAT([.B217];&quot;. &quot;;[.C217])" office:value-type="string" office:string-value="7.2.2. Obsługa zgłoszeń" calcext:value-type="string">
            <text:p>7.2.2. Obsługa zgłoszeń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7.2.2.1</text:p>
          </table:table-cell>
          <table:table-cell office:value-type="string" calcext:value-type="string">
            <text:p>Rejestracja zgłoszeń serwisowych</text:p>
          </table:table-cell>
          <table:table-cell table:formula="of:=COM.MICROSOFT.CONCAT([.B218];&quot;. &quot;;[.C218])" office:value-type="string" office:string-value="7.2.2.1. Rejestracja zgłoszeń serwisowych" calcext:value-type="string">
            <text:p>7.2.2.1. Rejestracja zgłoszeń serwisow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7.2.2.2</text:p>
          </table:table-cell>
          <table:table-cell office:value-type="string" calcext:value-type="string">
            <text:p>Zarządzanie reklamacjami</text:p>
          </table:table-cell>
          <table:table-cell table:formula="of:=COM.MICROSOFT.CONCAT([.B219];&quot;. &quot;;[.C219])" office:value-type="string" office:string-value="7.2.2.2. Zarządzanie reklamacjami" calcext:value-type="string">
            <text:p>7.2.2.2. Zarządzanie reklamacjami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7.2.3</text:p>
          </table:table-cell>
          <table:table-cell office:value-type="string" calcext:value-type="string">
            <text:p>Dokumentacja</text:p>
          </table:table-cell>
          <table:table-cell table:formula="of:=COM.MICROSOFT.CONCAT([.B220];&quot;. &quot;;[.C220])" office:value-type="string" office:string-value="7.2.3. Dokumentacja" calcext:value-type="string">
            <text:p>7.2.3. Dokumentacj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7.2.3.1</text:p>
          </table:table-cell>
          <table:table-cell office:value-type="string" calcext:value-type="string">
            <text:p>Aktualizacja instrukcji użytkownika</text:p>
          </table:table-cell>
          <table:table-cell table:formula="of:=COM.MICROSOFT.CONCAT([.B221];&quot;. &quot;;[.C221])" office:value-type="string" office:string-value="7.2.3.1. Aktualizacja instrukcji użytkownika" calcext:value-type="string">
            <text:p>7.2.3.1. Aktualizacja instrukcji użytkownik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7.2.3.2</text:p>
          </table:table-cell>
          <table:table-cell office:value-type="string" calcext:value-type="string">
            <text:p>Publikacja FAQ na stronie pomocy</text:p>
          </table:table-cell>
          <table:table-cell table:formula="of:=COM.MICROSOFT.CONCAT([.B222];&quot;. &quot;;[.C222])" office:value-type="string" office:string-value="7.2.3.2. Publikacja FAQ na stronie pomocy" calcext:value-type="string">
            <text:p>7.2.3.2. Publikacja FAQ na stronie pomocy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Bezpieczeństwo operacyjne</text:p>
          </table:table-cell>
          <table:table-cell table:formula="of:=COM.MICROSOFT.CONCAT([.B223];&quot;. &quot;;[.C223])" office:value-type="string" office:string-value="7.3. Bezpieczeństwo operacyjne" calcext:value-type="string">
            <text:p>7.3. Bezpieczeństwo operacyjne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7.3.1</text:p>
          </table:table-cell>
          <table:table-cell office:value-type="string" calcext:value-type="string">
            <text:p>Monitorowanie zagrożeń</text:p>
          </table:table-cell>
          <table:table-cell table:formula="of:=COM.MICROSOFT.CONCAT([.B224];&quot;. &quot;;[.C224])" office:value-type="string" office:string-value="7.3.1. Monitorowanie zagrożeń" calcext:value-type="string">
            <text:p>7.3.1. Monitorowanie zagrożeń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7.3.1.1</text:p>
          </table:table-cell>
          <table:table-cell office:value-type="string" calcext:value-type="string">
            <text:p>Analiza logów systemowych</text:p>
          </table:table-cell>
          <table:table-cell table:formula="of:=COM.MICROSOFT.CONCAT([.B225];&quot;. &quot;;[.C225])" office:value-type="string" office:string-value="7.3.1.1. Analiza logów systemowych" calcext:value-type="string">
            <text:p>7.3.1.1. Analiza logów systemow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7.3.1.2</text:p>
          </table:table-cell>
          <table:table-cell office:value-type="string" calcext:value-type="string">
            <text:p>Identyfikacja potencjalnych zagrożeń</text:p>
          </table:table-cell>
          <table:table-cell table:formula="of:=COM.MICROSOFT.CONCAT([.B226];&quot;. &quot;;[.C226])" office:value-type="string" office:string-value="7.3.1.2. Identyfikacja potencjalnych zagrożeń" calcext:value-type="string">
            <text:p>7.3.1.2. Identyfikacja potencjalnych zagrożeń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7.3.2</text:p>
          </table:table-cell>
          <table:table-cell office:value-type="string" calcext:value-type="string">
            <text:p>Zabezpieczenia systemu</text:p>
          </table:table-cell>
          <table:table-cell table:formula="of:=COM.MICROSOFT.CONCAT([.B227];&quot;. &quot;;[.C227])" office:value-type="string" office:string-value="7.3.2. Zabezpieczenia systemu" calcext:value-type="string">
            <text:p>7.3.2. Zabezpieczenia systemu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7.3.2.1</text:p>
          </table:table-cell>
          <table:table-cell office:value-type="string" calcext:value-type="string">
            <text:p>Implementacja narzędzi ochronnych</text:p>
          </table:table-cell>
          <table:table-cell table:formula="of:=COM.MICROSOFT.CONCAT([.B228];&quot;. &quot;;[.C228])" office:value-type="string" office:string-value="7.3.2.1. Implementacja narzędzi ochronnych" calcext:value-type="string">
            <text:p>7.3.2.1. Implementacja narzędzi ochronnych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7.3.2.2</text:p>
          </table:table-cell>
          <table:table-cell office:value-type="string" calcext:value-type="string">
            <text:p>Aktualizacja polityki bezpieczeństwa</text:p>
          </table:table-cell>
          <table:table-cell table:formula="of:=COM.MICROSOFT.CONCAT([.B229];&quot;. &quot;;[.C229])" office:value-type="string" office:string-value="7.3.2.2. Aktualizacja polityki bezpieczeństwa" calcext:value-type="string">
            <text:p>7.3.2.2. Aktualizacja polityki bezpieczeństwa</text:p>
          </table:table-cell>
          <table:table-cell office:value-type="string" calcext:value-type="string">
            <text:p>1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30T15:00:02.963677522</dc:date>
    <meta:editing-duration>PT2M48S</meta:editing-duration>
    <meta:editing-cycles>1</meta:editing-cycles>
    <meta:document-statistic meta:table-count="2" meta:cell-count="1834" meta:object-count="0"/>
    <meta:generator>LibreOffice/24.8.3.2$Linux_X86_64 LibreOffice_project/480$Build-2</meta:generator>
  </office:meta>
</office:document-meta>
</file>